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3 - Recursos de bens e serviços - 2012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preços do ano anterior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2959" table:style-name="ce36">
            <text:p><text:s text:c="2"/>12 959</text:p>
          </table:table-cell>
          <table:table-cell office:value-type="float" office:value="1144" table:style-name="ce36">
            <text:p><text:s text:c="2"/>1 144</text:p>
          </table:table-cell>
          <table:table-cell office:value-type="float" office:value="797" table:style-name="ce36">
            <text:p><text:s text:c="3"/>797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-214" table:style-name="ce36">
            <text:p><text:s/>(-) <text:s text:c="2"/>214</text:p>
          </table:table-cell>
          <table:table-cell office:value-type="float" office:value="-181" table:style-name="ce36">
            <text:p><text:s/>(-) <text:s text:c="2"/>181</text:p>
          </table:table-cell>
          <table:table-cell office:value-type="float" office:value="11199" table:style-name="ce36">
            <text:p><text:s text:c="2"/>11 19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3027" table:style-name="ce36">
            <text:p><text:s text:c="2"/>33 027</text:p>
          </table:table-cell>
          <table:table-cell office:value-type="float" office:value="3357" table:style-name="ce36">
            <text:p><text:s text:c="2"/>3 357</text:p>
          </table:table-cell>
          <table:table-cell office:value-type="float" office:value="1450" table:style-name="ce36">
            <text:p><text:s text:c="2"/>1 4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-163" table:style-name="ce36">
            <text:p><text:s/>(-) <text:s text:c="2"/>163</text:p>
          </table:table-cell>
          <table:table-cell office:value-type="float" office:value="-29" table:style-name="ce36">
            <text:p><text:s/>(-) <text:s text:c="2"/>29</text:p>
          </table:table-cell>
          <table:table-cell office:value-type="float" office:value="28249" table:style-name="ce36">
            <text:p><text:s text:c="2"/>28 24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8962" table:style-name="ce36">
            <text:p><text:s text:c="2"/>8 962</text:p>
          </table:table-cell>
          <table:table-cell office:value-type="float" office:value="474" table:style-name="ce36">
            <text:p><text:s text:c="3"/>474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8183" table:style-name="ce36">
            <text:p><text:s text:c="2"/>8 18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2680" table:style-name="ce36">
            <text:p><text:s text:c="2"/>42 6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95" table:style-name="ce36">
            <text:p><text:s text:c="2"/>1 6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113" table:style-name="ce36">
            <text:p><text:s text:c="2"/>1 113</text:p>
          </table:table-cell>
          <table:table-cell office:value-type="float" office:value="1155" table:style-name="ce36">
            <text:p><text:s text:c="2"/>1 155</text:p>
          </table:table-cell>
          <table:table-cell office:value-type="float" office:value="39830" table:style-name="ce36">
            <text:p><text:s text:c="2"/>39 830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50443" table:style-name="ce36">
            <text:p><text:s text:c="2"/>50 443</text:p>
          </table:table-cell>
          <table:table-cell office:value-type="float" office:value="2939" table:style-name="ce36">
            <text:p><text:s text:c="2"/>2 939</text:p>
          </table:table-cell>
          <table:table-cell office:value-type="float" office:value="1744" table:style-name="ce36">
            <text:p><text:s text:c="2"/>1 7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45520" table:style-name="ce36">
            <text:p><text:s text:c="2"/>45 52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44743" table:style-name="ce37">
            <text:p><text:s text:c="2"/>44 743</text:p>
          </table:table-cell>
          <table:table-cell office:value-type="float" office:value="7882" table:style-name="ce37">
            <text:p><text:s text:c="2"/>7 882</text:p>
          </table:table-cell>
          <table:table-cell office:value-type="float" office:value="974" table:style-name="ce37">
            <text:p><text:s text:c="3"/>974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1" table:style-name="ce37">
            <text:p><text:s text:c="2"/>1 071</text:p>
          </table:table-cell>
          <table:table-cell office:value-type="float" office:value="-45" table:style-name="ce37">
            <text:p><text:s/>(-) <text:s text:c="2"/>45</text:p>
          </table:table-cell>
          <table:table-cell office:value-type="float" office:value="1118" table:style-name="ce37">
            <text:p><text:s text:c="2"/>1 118</text:p>
          </table:table-cell>
          <table:table-cell office:value-type="float" office:value="34769" table:style-name="ce37">
            <text:p><text:s text:c="2"/>34 76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9433" table:style-name="ce37">
            <text:p><text:s text:c="2"/>9 433</text:p>
          </table:table-cell>
          <table:table-cell office:value-type="float" office:value="2890" table:style-name="ce37">
            <text:p><text:s text:c="2"/>2 890</text:p>
          </table:table-cell>
          <table:table-cell office:value-type="float" office:value="549" table:style-name="ce37">
            <text:p><text:s text:c="3"/>5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5897" table:style-name="ce37">
            <text:p><text:s text:c="2"/>5 89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9550" table:style-name="ce37">
            <text:p><text:s text:c="2"/>19 550</text:p>
          </table:table-cell>
          <table:table-cell office:value-type="float" office:value="1102" table:style-name="ce37">
            <text:p><text:s text:c="2"/>1 102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-347" table:style-name="ce37">
            <text:p><text:s/>(-) <text:s text:c="2"/>347</text:p>
          </table:table-cell>
          <table:table-cell office:value-type="float" office:value="-304" table:style-name="ce37">
            <text:p><text:s/>(-) <text:s text:c="2"/>304</text:p>
          </table:table-cell>
          <table:table-cell office:value-type="float" office:value="18623" table:style-name="ce37">
            <text:p><text:s text:c="2"/>18 62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1390" table:style-name="ce37">
            <text:p><text:s text:c="2"/>21 390</text:p>
          </table:table-cell>
          <table:table-cell office:value-type="float" office:value="5103" table:style-name="ce37">
            <text:p><text:s text:c="2"/>5 103</text:p>
          </table:table-cell>
          <table:table-cell office:value-type="float" office:value="437" table:style-name="ce37">
            <text:p><text:s text:c="3"/>437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9" table:style-name="ce37">
            <text:p><text:s text:c="3"/>639</text:p>
          </table:table-cell>
          <table:table-cell office:value-type="float" office:value="296" table:style-name="ce37">
            <text:p><text:s text:c="3"/>296</text:p>
          </table:table-cell>
          <table:table-cell office:value-type="float" office:value="976" table:style-name="ce37">
            <text:p><text:s text:c="3"/>976</text:p>
          </table:table-cell>
          <table:table-cell office:value-type="float" office:value="14874" table:style-name="ce37">
            <text:p><text:s text:c="2"/>14 87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52412" table:style-name="ce37">
            <text:p><text:s text:c="2"/>52 412</text:p>
          </table:table-cell>
          <table:table-cell office:value-type="float" office:value="3711" table:style-name="ce37">
            <text:p><text:s text:c="2"/>3 711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6" table:style-name="ce37">
            <text:p><text:s text:c="3"/>786</text:p>
          </table:table-cell>
          <table:table-cell office:value-type="float" office:value="710" table:style-name="ce37">
            <text:p><text:s text:c="3"/>710</text:p>
          </table:table-cell>
          <table:table-cell office:value-type="float" office:value="1496" table:style-name="ce37">
            <text:p><text:s text:c="2"/>1 496</text:p>
          </table:table-cell>
          <table:table-cell office:value-type="float" office:value="47127" table:style-name="ce37">
            <text:p><text:s text:c="2"/>47 12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1511" table:style-name="ce36">
            <text:p><text:s text:c="2"/>21 511</text:p>
          </table:table-cell>
          <table:table-cell office:value-type="float" office:value="2413" table:style-name="ce36">
            <text:p><text:s text:c="2"/>2 413</text:p>
          </table:table-cell>
          <table:table-cell office:value-type="float" office:value="650" table:style-name="ce36">
            <text:p><text:s text:c="3"/>6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175" table:style-name="ce36">
            <text:p><text:s text:c="3"/>175</text:p>
          </table:table-cell>
          <table:table-cell office:value-type="float" office:value="361" table:style-name="ce36">
            <text:p><text:s text:c="3"/>361</text:p>
          </table:table-cell>
          <table:table-cell office:value-type="float" office:value="18087" table:style-name="ce36">
            <text:p><text:s text:c="2"/>18 08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6444" table:style-name="ce36">
            <text:p><text:s text:c="2"/>6 444</text:p>
          </table:table-cell>
          <table:table-cell office:value-type="float" office:value="367" table:style-name="ce36">
            <text:p><text:s text:c="3"/>367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5941" table:style-name="ce36">
            <text:p><text:s text:c="2"/>5 94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18187" table:style-name="ce36">
            <text:p><text:s text:c="2"/>18 187</text:p>
          </table:table-cell>
          <table:table-cell office:value-type="float" office:value="1364" table:style-name="ce36">
            <text:p><text:s text:c="2"/>1 364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339" table:style-name="ce36">
            <text:p><text:s text:c="3"/>339</text:p>
          </table:table-cell>
          <table:table-cell office:value-type="float" office:value="673" table:style-name="ce36">
            <text:p><text:s text:c="3"/>673</text:p>
          </table:table-cell>
          <table:table-cell office:value-type="float" office:value="16044" table:style-name="ce36">
            <text:p><text:s text:c="2"/>16 04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6254" table:style-name="ce36">
            <text:p><text:s text:c="2"/>26 254</text:p>
          </table:table-cell>
          <table:table-cell office:value-type="float" office:value="2532" table:style-name="ce36">
            <text:p><text:s text:c="2"/>2 532</text:p>
          </table:table-cell>
          <table:table-cell office:value-type="float" office:value="326" table:style-name="ce36">
            <text:p><text:s text:c="3"/>326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7" table:style-name="ce36">
            <text:p><text:s text:c="2"/>1 467</text:p>
          </table:table-cell>
          <table:table-cell office:value-type="float" office:value="437" table:style-name="ce36">
            <text:p><text:s text:c="3"/>437</text:p>
          </table:table-cell>
          <table:table-cell office:value-type="float" office:value="1962" table:style-name="ce36">
            <text:p><text:s text:c="2"/>1 962</text:p>
          </table:table-cell>
          <table:table-cell office:value-type="float" office:value="21434" table:style-name="ce36">
            <text:p><text:s text:c="2"/>21 43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9372" table:style-name="ce36">
            <text:p><text:s text:c="2"/>9 372</text:p>
          </table:table-cell>
          <table:table-cell office:value-type="float" office:value="1048" table:style-name="ce36">
            <text:p><text:s text:c="2"/>1 048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9" table:style-name="ce36">
            <text:p><text:s text:c="3"/>609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742" table:style-name="ce36">
            <text:p><text:s text:c="3"/>742</text:p>
          </table:table-cell>
          <table:table-cell office:value-type="float" office:value="7539" table:style-name="ce36">
            <text:p><text:s text:c="2"/>7 53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8439" table:style-name="ce37">
            <text:p><text:s text:c="2"/>8 4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9" table:style-name="ce37">
            <text:p><text:s text:c="3"/>6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50" table:style-name="ce37">
            <text:p><text:s text:c="2"/>7 75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5750" table:style-name="ce37">
            <text:p><text:s text:c="2"/>25 750</text:p>
          </table:table-cell>
          <table:table-cell office:value-type="float" office:value="4708" table:style-name="ce37">
            <text:p><text:s text:c="2"/>4 708</text:p>
          </table:table-cell>
          <table:table-cell office:value-type="float" office:value="1373" table:style-name="ce37">
            <text:p><text:s text:c="2"/>1 373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4" table:style-name="ce37">
            <text:p><text:s text:c="2"/>1 164</text:p>
          </table:table-cell>
          <table:table-cell office:value-type="float" office:value="509" table:style-name="ce37">
            <text:p><text:s text:c="3"/>509</text:p>
          </table:table-cell>
          <table:table-cell office:value-type="float" office:value="1685" table:style-name="ce37">
            <text:p><text:s text:c="2"/>1 685</text:p>
          </table:table-cell>
          <table:table-cell office:value-type="float" office:value="17984" table:style-name="ce37">
            <text:p><text:s text:c="2"/>17 98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78791" table:style-name="ce37">
            <text:p><text:s text:c="2"/>178 7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5" table:style-name="ce37">
            <text:p><text:s text:c="3"/>5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33" table:style-name="ce37">
            <text:p><text:s text:c="2"/>2 433</text:p>
          </table:table-cell>
          <table:table-cell office:value-type="float" office:value="2433" table:style-name="ce37">
            <text:p><text:s text:c="2"/>2 433</text:p>
          </table:table-cell>
          <table:table-cell office:value-type="float" office:value="175803" table:style-name="ce37">
            <text:p><text:s text:c="2"/>175 80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86296" table:style-name="ce37">
            <text:p><text:s text:c="2"/>86 296</text:p>
          </table:table-cell>
          <table:table-cell office:value-type="float" office:value="7149" table:style-name="ce37">
            <text:p><text:s text:c="2"/>7 149</text:p>
          </table:table-cell>
          <table:table-cell office:value-type="float" office:value="1927" table:style-name="ce37">
            <text:p><text:s text:c="2"/>1 9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9" table:style-name="ce37">
            <text:p><text:s text:c="3"/>199</text:p>
          </table:table-cell>
          <table:table-cell office:value-type="float" office:value="199" table:style-name="ce37">
            <text:p><text:s text:c="3"/>199</text:p>
          </table:table-cell>
          <table:table-cell office:value-type="float" office:value="77021" table:style-name="ce37">
            <text:p><text:s text:c="2"/>77 021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5270" table:style-name="ce37">
            <text:p><text:s text:c="2"/>15 270</text:p>
          </table:table-cell>
          <table:table-cell office:value-type="float" office:value="1944" table:style-name="ce37">
            <text:p><text:s text:c="2"/>1 944</text:p>
          </table:table-cell>
          <table:table-cell office:value-type="float" office:value="642" table:style-name="ce37">
            <text:p><text:s text:c="3"/>64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9" table:style-name="ce37">
            <text:p><text:s text:c="3"/>429</text:p>
          </table:table-cell>
          <table:table-cell office:value-type="float" office:value="433" table:style-name="ce37">
            <text:p><text:s text:c="3"/>433</text:p>
          </table:table-cell>
          <table:table-cell office:value-type="float" office:value="12251" table:style-name="ce37">
            <text:p><text:s text:c="2"/>12 25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98907" table:style-name="ce36">
            <text:p><text:s text:c="2"/>98 907</text:p>
          </table:table-cell>
          <table:table-cell office:value-type="float" office:value="15165" table:style-name="ce36">
            <text:p><text:s text:c="2"/>15 165</text:p>
          </table:table-cell>
          <table:table-cell office:value-type="float" office:value="946" table:style-name="ce36">
            <text:p><text:s text:c="3"/>946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99" table:style-name="ce36">
            <text:p><text:s text:c="2"/>6 399</text:p>
          </table:table-cell>
          <table:table-cell office:value-type="float" office:value="1593" table:style-name="ce36">
            <text:p><text:s text:c="2"/>1 593</text:p>
          </table:table-cell>
          <table:table-cell office:value-type="float" office:value="8015" table:style-name="ce36">
            <text:p><text:s text:c="2"/>8 015</text:p>
          </table:table-cell>
          <table:table-cell office:value-type="float" office:value="74781" table:style-name="ce36">
            <text:p><text:s text:c="2"/>74 78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1954" table:style-name="ce36">
            <text:p><text:s text:c="2"/>11 954</text:p>
          </table:table-cell>
          <table:table-cell office:value-type="float" office:value="1115" table:style-name="ce36">
            <text:p><text:s text:c="2"/>1 115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4" table:style-name="ce36">
            <text:p><text:s text:c="3"/>554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730" table:style-name="ce36">
            <text:p><text:s text:c="3"/>730</text:p>
          </table:table-cell>
          <table:table-cell office:value-type="float" office:value="10027" table:style-name="ce36">
            <text:p><text:s text:c="2"/>10 02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36626" table:style-name="ce36">
            <text:p><text:s text:c="2"/>36 626</text:p>
          </table:table-cell>
          <table:table-cell office:value-type="float" office:value="4070" table:style-name="ce36">
            <text:p><text:s text:c="2"/>4 070</text:p>
          </table:table-cell>
          <table:table-cell office:value-type="float" office:value="514" table:style-name="ce36">
            <text:p><text:s text:c="3"/>5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33" table:style-name="ce36">
            <text:p><text:s text:c="2"/>1 933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2241" table:style-name="ce36">
            <text:p><text:s text:c="2"/>2 241</text:p>
          </table:table-cell>
          <table:table-cell office:value-type="float" office:value="29801" table:style-name="ce36">
            <text:p><text:s text:c="2"/>29 80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6566" table:style-name="ce36">
            <text:p><text:s text:c="2"/>6 566</text:p>
          </table:table-cell>
          <table:table-cell office:value-type="float" office:value="893" table:style-name="ce36">
            <text:p><text:s text:c="3"/>893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620" table:style-name="ce36">
            <text:p><text:s text:c="3"/>620</text:p>
          </table:table-cell>
          <table:table-cell office:value-type="float" office:value="212" table:style-name="ce36">
            <text:p><text:s text:c="3"/>212</text:p>
          </table:table-cell>
          <table:table-cell office:value-type="float" office:value="937" table:style-name="ce36">
            <text:p><text:s text:c="3"/>937</text:p>
          </table:table-cell>
          <table:table-cell office:value-type="float" office:value="4677" table:style-name="ce36">
            <text:p><text:s text:c="2"/>4 67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8004" table:style-name="ce36">
            <text:p><text:s text:c="2"/>18 004</text:p>
          </table:table-cell>
          <table:table-cell office:value-type="float" office:value="2685" table:style-name="ce36">
            <text:p><text:s text:c="2"/>2 685</text:p>
          </table:table-cell>
          <table:table-cell office:value-type="float" office:value="381" table:style-name="ce36">
            <text:p><text:s text:c="3"/>3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1" table:style-name="ce36">
            <text:p><text:s text:c="2"/>1 421</text:p>
          </table:table-cell>
          <table:table-cell office:value-type="float" office:value="438" table:style-name="ce36">
            <text:p><text:s text:c="3"/>438</text:p>
          </table:table-cell>
          <table:table-cell office:value-type="float" office:value="1859" table:style-name="ce36">
            <text:p><text:s text:c="2"/>1 859</text:p>
          </table:table-cell>
          <table:table-cell office:value-type="float" office:value="13079" table:style-name="ce36">
            <text:p><text:s text:c="2"/>13 07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45181" table:style-name="ce37">
            <text:p><text:s text:c="2"/>45 181</text:p>
          </table:table-cell>
          <table:table-cell office:value-type="float" office:value="7936" table:style-name="ce37">
            <text:p><text:s text:c="2"/>7 936</text:p>
          </table:table-cell>
          <table:table-cell office:value-type="float" office:value="367" table:style-name="ce37">
            <text:p><text:s text:c="3"/>367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5011" table:style-name="ce37">
            <text:p><text:s text:c="2"/>5 011</text:p>
          </table:table-cell>
          <table:table-cell office:value-type="float" office:value="1080" table:style-name="ce37">
            <text:p><text:s text:c="2"/>1 080</text:p>
          </table:table-cell>
          <table:table-cell office:value-type="float" office:value="6324" table:style-name="ce37">
            <text:p><text:s text:c="2"/>6 324</text:p>
          </table:table-cell>
          <table:table-cell office:value-type="float" office:value="30554" table:style-name="ce37">
            <text:p><text:s text:c="2"/>30 55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6628" table:style-name="ce38">
            <text:p><text:s text:c="2"/>46 628</text:p>
          </table:table-cell>
          <table:table-cell office:value-type="float" office:value="5629" table:style-name="ce38">
            <text:p><text:s text:c="2"/>5 629</text:p>
          </table:table-cell>
          <table:table-cell office:value-type="float" office:value="1192" table:style-name="ce38">
            <text:p><text:s text:c="2"/>1 19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1192" table:style-name="ce38">
            <text:p><text:s text:c="2"/>1 192</text:p>
          </table:table-cell>
          <table:table-cell office:value-type="float" office:value="335" table:style-name="ce38">
            <text:p><text:s text:c="3"/>335</text:p>
          </table:table-cell>
          <table:table-cell office:value-type="float" office:value="1754" table:style-name="ce38">
            <text:p><text:s text:c="2"/>1 754</text:p>
          </table:table-cell>
          <table:table-cell office:value-type="float" office:value="38053" table:style-name="ce38">
            <text:p><text:s text:c="2"/>38 05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9655" table:style-name="ce37">
            <text:p><text:s text:c="2"/>29 655</text:p>
          </table:table-cell>
          <table:table-cell office:value-type="float" office:value="6160" table:style-name="ce37">
            <text:p><text:s text:c="2"/>6 160</text:p>
          </table:table-cell>
          <table:table-cell office:value-type="float" office:value="269" table:style-name="ce37">
            <text:p><text:s text:c="3"/>269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37" table:style-name="ce37">
            <text:p><text:s text:c="2"/>2 837</text:p>
          </table:table-cell>
          <table:table-cell office:value-type="float" office:value="482" table:style-name="ce37">
            <text:p><text:s text:c="3"/>482</text:p>
          </table:table-cell>
          <table:table-cell office:value-type="float" office:value="3403" table:style-name="ce37">
            <text:p><text:s text:c="2"/>3 403</text:p>
          </table:table-cell>
          <table:table-cell office:value-type="float" office:value="19823" table:style-name="ce37">
            <text:p><text:s text:c="2"/>19 82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48796" table:style-name="ce37">
            <text:p><text:s text:c="2"/>48 796</text:p>
          </table:table-cell>
          <table:table-cell office:value-type="float" office:value="3642" table:style-name="ce37">
            <text:p><text:s text:c="2"/>3 642</text:p>
          </table:table-cell>
          <table:table-cell office:value-type="float" office:value="1404" table:style-name="ce37">
            <text:p><text:s text:c="2"/>1 404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68" table:style-name="ce37">
            <text:p><text:s text:c="2"/>2 368</text:p>
          </table:table-cell>
          <table:table-cell office:value-type="float" office:value="1218" table:style-name="ce37">
            <text:p><text:s text:c="2"/>1 218</text:p>
          </table:table-cell>
          <table:table-cell office:value-type="float" office:value="3712" table:style-name="ce37">
            <text:p><text:s text:c="2"/>3 712</text:p>
          </table:table-cell>
          <table:table-cell office:value-type="float" office:value="40038" table:style-name="ce37">
            <text:p><text:s text:c="2"/>40 038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2155" table:style-name="ce37">
            <text:p><text:s text:c="2"/>12 155</text:p>
          </table:table-cell>
          <table:table-cell office:value-type="float" office:value="2317" table:style-name="ce37">
            <text:p><text:s text:c="2"/>2 317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8" table:style-name="ce37">
            <text:p><text:s text:c="2"/>1 148</text:p>
          </table:table-cell>
          <table:table-cell office:value-type="float" office:value="208" table:style-name="ce37">
            <text:p><text:s text:c="3"/>208</text:p>
          </table:table-cell>
          <table:table-cell office:value-type="float" office:value="1368" table:style-name="ce37">
            <text:p><text:s text:c="2"/>1 368</text:p>
          </table:table-cell>
          <table:table-cell office:value-type="float" office:value="8323" table:style-name="ce37">
            <text:p><text:s text:c="2"/>8 32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15663" table:style-name="ce36">
            <text:p><text:s text:c="2"/>15 663</text:p>
          </table:table-cell>
          <table:table-cell office:value-type="float" office:value="3762" table:style-name="ce36">
            <text:p><text:s text:c="2"/>3 762</text:p>
          </table:table-cell>
          <table:table-cell office:value-type="float" office:value="296" table:style-name="ce36">
            <text:p><text:s text:c="3"/>29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0" table:style-name="ce36">
            <text:p><text:s text:c="3"/>770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1114" table:style-name="ce36">
            <text:p><text:s text:c="2"/>1 114</text:p>
          </table:table-cell>
          <table:table-cell office:value-type="float" office:value="10491" table:style-name="ce36">
            <text:p><text:s text:c="2"/>10 49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33547" table:style-name="ce36">
            <text:p><text:s text:c="2"/>33 547</text:p>
          </table:table-cell>
          <table:table-cell office:value-type="float" office:value="5976" table:style-name="ce36">
            <text:p><text:s text:c="2"/>5 976</text:p>
          </table:table-cell>
          <table:table-cell office:value-type="float" office:value="566" table:style-name="ce36">
            <text:p><text:s text:c="3"/>566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599" table:style-name="ce36">
            <text:p><text:s text:c="2"/>1 599</text:p>
          </table:table-cell>
          <table:table-cell office:value-type="float" office:value="712" table:style-name="ce36">
            <text:p><text:s text:c="3"/>712</text:p>
          </table:table-cell>
          <table:table-cell office:value-type="float" office:value="2327" table:style-name="ce36">
            <text:p><text:s text:c="2"/>2 327</text:p>
          </table:table-cell>
          <table:table-cell office:value-type="float" office:value="24678" table:style-name="ce36">
            <text:p><text:s text:c="2"/>24 67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27525" table:style-name="ce36">
            <text:p><text:s text:c="2"/>27 525</text:p>
          </table:table-cell>
          <table:table-cell office:value-type="float" office:value="4450" table:style-name="ce36">
            <text:p><text:s text:c="2"/>4 450</text:p>
          </table:table-cell>
          <table:table-cell office:value-type="float" office:value="840" table:style-name="ce36">
            <text:p><text:s text:c="3"/>84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1143" table:style-name="ce36">
            <text:p><text:s text:c="2"/>1 143</text:p>
          </table:table-cell>
          <table:table-cell office:value-type="float" office:value="631" table:style-name="ce36">
            <text:p><text:s text:c="3"/>631</text:p>
          </table:table-cell>
          <table:table-cell office:value-type="float" office:value="1914" table:style-name="ce36">
            <text:p><text:s text:c="2"/>1 914</text:p>
          </table:table-cell>
          <table:table-cell office:value-type="float" office:value="20321" table:style-name="ce36">
            <text:p><text:s text:c="2"/>20 32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08970" table:style-name="ce36">
            <text:p><text:s text:c="2"/>108 970</text:p>
          </table:table-cell>
          <table:table-cell office:value-type="float" office:value="27226" table:style-name="ce36">
            <text:p><text:s text:c="2"/>27 226</text:p>
          </table:table-cell>
          <table:table-cell office:value-type="float" office:value="633" table:style-name="ce36">
            <text:p><text:s text:c="3"/>633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378" table:style-name="ce36">
            <text:p><text:s text:c="3"/>378</text:p>
          </table:table-cell>
          <table:table-cell office:value-type="float" office:value="10086" table:style-name="ce36">
            <text:p><text:s text:c="2"/>10 086</text:p>
          </table:table-cell>
          <table:table-cell office:value-type="float" office:value="1796" table:style-name="ce36">
            <text:p><text:s text:c="2"/>1 796</text:p>
          </table:table-cell>
          <table:table-cell office:value-type="float" office:value="12425" table:style-name="ce36">
            <text:p><text:s text:c="2"/>12 425</text:p>
          </table:table-cell>
          <table:table-cell office:value-type="float" office:value="68686" table:style-name="ce36">
            <text:p><text:s text:c="2"/>68 68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00453" table:style-name="ce36">
            <text:p><text:s text:c="2"/>100 453</text:p>
          </table:table-cell>
          <table:table-cell office:value-type="float" office:value="13426" table:style-name="ce36">
            <text:p><text:s text:c="2"/>13 426</text:p>
          </table:table-cell>
          <table:table-cell office:value-type="float" office:value="1505" table:style-name="ce36">
            <text:p><text:s text:c="2"/>1 505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4134" table:style-name="ce36">
            <text:p><text:s text:c="2"/>4 134</text:p>
          </table:table-cell>
          <table:table-cell office:value-type="float" office:value="10173" table:style-name="ce36">
            <text:p><text:s text:c="2"/>10 173</text:p>
          </table:table-cell>
          <table:table-cell office:value-type="float" office:value="7358" table:style-name="ce36">
            <text:p><text:s text:c="2"/>7 358</text:p>
          </table:table-cell>
          <table:table-cell office:value-type="float" office:value="21852" table:style-name="ce36">
            <text:p><text:s text:c="2"/>21 852</text:p>
          </table:table-cell>
          <table:table-cell office:value-type="float" office:value="63670" table:style-name="ce36">
            <text:p><text:s text:c="2"/>63 67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23841" table:style-name="ce37">
            <text:p><text:s text:c="2"/>23 841</text:p>
          </table:table-cell>
          <table:table-cell office:value-type="float" office:value="1618" table:style-name="ce37">
            <text:p><text:s text:c="2"/>1 618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2627" table:style-name="ce37">
            <text:p><text:s text:c="2"/>2 627</text:p>
          </table:table-cell>
          <table:table-cell office:value-type="float" office:value="2945" table:style-name="ce37">
            <text:p><text:s text:c="2"/>2 945</text:p>
          </table:table-cell>
          <table:table-cell office:value-type="float" office:value="635" table:style-name="ce37">
            <text:p><text:s text:c="3"/>635</text:p>
          </table:table-cell>
          <table:table-cell office:value-type="float" office:value="6215" table:style-name="ce37">
            <text:p><text:s text:c="2"/>6 215</text:p>
          </table:table-cell>
          <table:table-cell office:value-type="float" office:value="15984" table:style-name="ce37">
            <text:p><text:s text:c="2"/>15 98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3118" table:style-name="ce37">
            <text:p><text:s text:c="2"/>13 118</text:p>
          </table:table-cell>
          <table:table-cell office:value-type="float" office:value="2056" table:style-name="ce37">
            <text:p><text:s text:c="2"/>2 056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268" table:style-name="ce37">
            <text:p><text:s text:c="3"/>2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5" table:style-name="ce37">
            <text:p><text:s text:c="3"/>355</text:p>
          </table:table-cell>
          <table:table-cell office:value-type="float" office:value="381" table:style-name="ce37">
            <text:p><text:s text:c="3"/>381</text:p>
          </table:table-cell>
          <table:table-cell office:value-type="float" office:value="1004" table:style-name="ce37">
            <text:p><text:s text:c="2"/>1 004</text:p>
          </table:table-cell>
          <table:table-cell office:value-type="float" office:value="9934" table:style-name="ce37">
            <text:p><text:s text:c="2"/>9 93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5640" table:style-name="ce37">
            <text:p><text:s text:c="2"/>25 640</text:p>
          </table:table-cell>
          <table:table-cell office:value-type="float" office:value="4155" table:style-name="ce37">
            <text:p><text:s text:c="2"/>4 155</text:p>
          </table:table-cell>
          <table:table-cell office:value-type="float" office:value="275" table:style-name="ce37">
            <text:p><text:s text:c="3"/>275</text:p>
          </table:table-cell>
          <table:table-cell office:value-type="float" office:value="694" table:style-name="ce37">
            <text:p><text:s text:c="3"/>694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939" table:style-name="ce37">
            <text:p><text:s text:c="3"/>939</text:p>
          </table:table-cell>
          <table:table-cell office:value-type="float" office:value="793" table:style-name="ce37">
            <text:p><text:s text:c="3"/>793</text:p>
          </table:table-cell>
          <table:table-cell office:value-type="float" office:value="2495" table:style-name="ce37">
            <text:p><text:s text:c="2"/>2 495</text:p>
          </table:table-cell>
          <table:table-cell office:value-type="float" office:value="18715" table:style-name="ce37">
            <text:p><text:s text:c="2"/>18 71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4506" table:style-name="ce37">
            <text:p><text:s text:c="2"/>34 506</text:p>
          </table:table-cell>
          <table:table-cell office:value-type="float" office:value="8882" table:style-name="ce37">
            <text:p><text:s text:c="2"/>8 882</text:p>
          </table:table-cell>
          <table:table-cell office:value-type="float" office:value="330" table:style-name="ce37">
            <text:p><text:s text:c="3"/>330</text:p>
          </table:table-cell>
          <table:table-cell office:value-type="float" office:value="400" table:style-name="ce37">
            <text:p><text:s text:c="3"/>400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3321" table:style-name="ce37">
            <text:p><text:s text:c="2"/>3 321</text:p>
          </table:table-cell>
          <table:table-cell office:value-type="float" office:value="659" table:style-name="ce37">
            <text:p><text:s text:c="3"/>659</text:p>
          </table:table-cell>
          <table:table-cell office:value-type="float" office:value="4617" table:style-name="ce37">
            <text:p><text:s text:c="2"/>4 617</text:p>
          </table:table-cell>
          <table:table-cell office:value-type="float" office:value="20677" table:style-name="ce37">
            <text:p><text:s text:c="2"/>20 677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14295" table:style-name="ce38">
            <text:p><text:s text:c="2"/>114 295</text:p>
          </table:table-cell>
          <table:table-cell office:value-type="float" office:value="35060" table:style-name="ce38">
            <text:p><text:s text:c="2"/>35 060</text:p>
          </table:table-cell>
          <table:table-cell office:value-type="float" office:value="868" table:style-name="ce38">
            <text:p><text:s text:c="3"/>868</text:p>
          </table:table-cell>
          <table:table-cell office:value-type="float" office:value="1264" table:style-name="ce38">
            <text:p><text:s text:c="2"/>1 2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213" table:style-name="ce38">
            <text:p><text:s text:c="2"/>14 213</text:p>
          </table:table-cell>
          <table:table-cell office:value-type="float" office:value="1659" table:style-name="ce38">
            <text:p><text:s text:c="2"/>1 659</text:p>
          </table:table-cell>
          <table:table-cell office:value-type="float" office:value="17136" table:style-name="ce38">
            <text:p><text:s text:c="2"/>17 136</text:p>
          </table:table-cell>
          <table:table-cell office:value-type="float" office:value="61231" table:style-name="ce38">
            <text:p><text:s text:c="2"/>61 23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55828" table:style-name="ce36">
            <text:p><text:s text:c="2"/>55 828</text:p>
          </table:table-cell>
          <table:table-cell office:value-type="float" office:value="13314" table:style-name="ce36">
            <text:p><text:s text:c="2"/>13 314</text:p>
          </table:table-cell>
          <table:table-cell office:value-type="float" office:value="540" table:style-name="ce36">
            <text:p><text:s text:c="3"/>540</text:p>
          </table:table-cell>
          <table:table-cell office:value-type="float" office:value="559" table:style-name="ce36">
            <text:p><text:s text:c="3"/>559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6663" table:style-name="ce36">
            <text:p><text:s text:c="2"/>6 663</text:p>
          </table:table-cell>
          <table:table-cell office:value-type="float" office:value="976" table:style-name="ce36">
            <text:p><text:s text:c="3"/>976</text:p>
          </table:table-cell>
          <table:table-cell office:value-type="float" office:value="8412" table:style-name="ce36">
            <text:p><text:s text:c="2"/>8 412</text:p>
          </table:table-cell>
          <table:table-cell office:value-type="float" office:value="33562" table:style-name="ce36">
            <text:p><text:s text:c="2"/>33 56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2317" table:style-name="ce36">
            <text:p><text:s text:c="2"/>32 317</text:p>
          </table:table-cell>
          <table:table-cell office:value-type="float" office:value="5733" table:style-name="ce36">
            <text:p><text:s text:c="2"/>5 733</text:p>
          </table:table-cell>
          <table:table-cell office:value-type="float" office:value="449" table:style-name="ce36">
            <text:p><text:s text:c="3"/>449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275" table:style-name="ce36">
            <text:p><text:s text:c="3"/>275</text:p>
          </table:table-cell>
          <table:table-cell office:value-type="float" office:value="1830" table:style-name="ce36">
            <text:p><text:s text:c="2"/>1 830</text:p>
          </table:table-cell>
          <table:table-cell office:value-type="float" office:value="556" table:style-name="ce36">
            <text:p><text:s text:c="3"/>556</text:p>
          </table:table-cell>
          <table:table-cell office:value-type="float" office:value="2681" table:style-name="ce36">
            <text:p><text:s text:c="2"/>2 681</text:p>
          </table:table-cell>
          <table:table-cell office:value-type="float" office:value="23454" table:style-name="ce36">
            <text:p><text:s text:c="2"/>23 45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4033" table:style-name="ce36">
            <text:p><text:s text:c="2"/>14 033</text:p>
          </table:table-cell>
          <table:table-cell office:value-type="float" office:value="1181" table:style-name="ce36">
            <text:p><text:s text:c="2"/>1 181</text:p>
          </table:table-cell>
          <table:table-cell office:value-type="float" office:value="288" table:style-name="ce36">
            <text:p><text:s text:c="3"/>288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12419" table:style-name="ce36">
            <text:p><text:s text:c="2"/>12 41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68713" table:style-name="ce36">
            <text:p><text:s text:c="2"/>68 713</text:p>
          </table:table-cell>
          <table:table-cell office:value-type="float" office:value="12280" table:style-name="ce36">
            <text:p><text:s text:c="2"/>12 280</text:p>
          </table:table-cell>
          <table:table-cell office:value-type="float" office:value="891" table:style-name="ce36">
            <text:p><text:s text:c="3"/>891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1357" table:style-name="ce36">
            <text:p><text:s text:c="2"/>1 357</text:p>
          </table:table-cell>
          <table:table-cell office:value-type="float" office:value="4091" table:style-name="ce36">
            <text:p><text:s text:c="2"/>4 091</text:p>
          </table:table-cell>
          <table:table-cell office:value-type="float" office:value="1564" table:style-name="ce36">
            <text:p><text:s text:c="2"/>1 564</text:p>
          </table:table-cell>
          <table:table-cell office:value-type="float" office:value="7169" table:style-name="ce36">
            <text:p><text:s text:c="2"/>7 169</text:p>
          </table:table-cell>
          <table:table-cell office:value-type="float" office:value="48373" table:style-name="ce36">
            <text:p><text:s text:c="2"/>48 3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9354" table:style-name="ce36">
            <text:p><text:s text:c="2"/>29 354</text:p>
          </table:table-cell>
          <table:table-cell office:value-type="float" office:value="7497" table:style-name="ce36">
            <text:p><text:s text:c="2"/>7 497</text:p>
          </table:table-cell>
          <table:table-cell office:value-type="float" office:value="312" table:style-name="ce36">
            <text:p><text:s text:c="3"/>312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1954" table:style-name="ce36">
            <text:p><text:s text:c="2"/>1 954</text:p>
          </table:table-cell>
          <table:table-cell office:value-type="float" office:value="646" table:style-name="ce36">
            <text:p><text:s text:c="3"/>646</text:p>
          </table:table-cell>
          <table:table-cell office:value-type="float" office:value="2775" table:style-name="ce36">
            <text:p><text:s text:c="2"/>2 775</text:p>
          </table:table-cell>
          <table:table-cell office:value-type="float" office:value="18770" table:style-name="ce36">
            <text:p><text:s text:c="2"/>18 77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16596" table:style-name="ce37">
            <text:p><text:s text:c="2"/>16 596</text:p>
          </table:table-cell>
          <table:table-cell office:value-type="float" office:value="826" table:style-name="ce37">
            <text:p><text:s text:c="3"/>826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2" table:style-name="ce37">
            <text:p><text:s text:c="2"/>1 662</text:p>
          </table:table-cell>
          <table:table-cell office:value-type="float" office:value="1990" table:style-name="ce37">
            <text:p><text:s text:c="2"/>1 990</text:p>
          </table:table-cell>
          <table:table-cell office:value-type="float" office:value="3652" table:style-name="ce37">
            <text:p><text:s text:c="2"/>3 652</text:p>
          </table:table-cell>
          <table:table-cell office:value-type="float" office:value="11985" table:style-name="ce37">
            <text:p><text:s text:c="2"/>11 98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13770" table:style-name="ce37">
            <text:p><text:s text:c="2"/>113 770</text:p>
          </table:table-cell>
          <table:table-cell office:value-type="float" office:value="22740" table:style-name="ce37">
            <text:p><text:s text:c="2"/>22 740</text:p>
          </table:table-cell>
          <table:table-cell office:value-type="float" office:value="717" table:style-name="ce37">
            <text:p><text:s text:c="3"/>7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813" table:style-name="ce37">
            <text:p><text:s text:c="2"/>25 8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813" table:style-name="ce37">
            <text:p><text:s text:c="2"/>25 813</text:p>
          </table:table-cell>
          <table:table-cell office:value-type="float" office:value="64500" table:style-name="ce37">
            <text:p><text:s text:c="2"/>64 50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5478" table:style-name="ce37">
            <text:p><text:s text:c="2"/>15 4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7" table:style-name="ce37">
            <text:p><text:s text:c="3"/>2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2" table:style-name="ce37">
            <text:p><text:s text:c="3"/>712</text:p>
          </table:table-cell>
          <table:table-cell office:value-type="float" office:value="712" table:style-name="ce37">
            <text:p><text:s text:c="3"/>712</text:p>
          </table:table-cell>
          <table:table-cell office:value-type="float" office:value="14499" table:style-name="ce37">
            <text:p><text:s text:c="2"/>14 49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8581" table:style-name="ce37">
            <text:p><text:s text:c="2"/>18 581</text:p>
          </table:table-cell>
          <table:table-cell office:value-type="float" office:value="825" table:style-name="ce37">
            <text:p><text:s text:c="3"/>825</text:p>
          </table:table-cell>
          <table:table-cell office:value-type="float" office:value="384" table:style-name="ce37">
            <text:p><text:s text:c="3"/>3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85" table:style-name="ce37">
            <text:p><text:s text:c="2"/>1 485</text:p>
          </table:table-cell>
          <table:table-cell office:value-type="float" office:value="1485" table:style-name="ce37">
            <text:p><text:s text:c="2"/>1 485</text:p>
          </table:table-cell>
          <table:table-cell office:value-type="float" office:value="15887" table:style-name="ce37">
            <text:p><text:s text:c="2"/>15 88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94472" table:style-name="ce38">
            <text:p><text:s text:c="2"/>94 472</text:p>
          </table:table-cell>
          <table:table-cell office:value-type="float" office:value="9650" table:style-name="ce38">
            <text:p><text:s text:c="2"/>9 650</text:p>
          </table:table-cell>
          <table:table-cell office:value-type="float" office:value="1214" table:style-name="ce38">
            <text:p><text:s text:c="2"/>1 2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03" table:style-name="ce38">
            <text:p><text:s text:c="2"/>5 7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03" table:style-name="ce38">
            <text:p><text:s text:c="2"/>5 703</text:p>
          </table:table-cell>
          <table:table-cell office:value-type="float" office:value="77905" table:style-name="ce38">
            <text:p><text:s text:c="2"/>77 90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178377" table:style-name="ce36">
            <text:p><text:s text:c="2"/>178 377</text:p>
          </table:table-cell>
          <table:table-cell office:value-type="float" office:value="12192" table:style-name="ce36">
            <text:p><text:s text:c="2"/>12 192</text:p>
          </table:table-cell>
          <table:table-cell office:value-type="float" office:value="955" table:style-name="ce36">
            <text:p><text:s text:c="3"/>955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3988" table:style-name="ce36">
            <text:p><text:s text:c="2"/>3 988</text:p>
          </table:table-cell>
          <table:table-cell office:value-type="float" office:value="34276" table:style-name="ce36">
            <text:p><text:s text:c="2"/>34 276</text:p>
          </table:table-cell>
          <table:table-cell office:value-type="float" office:value="38389" table:style-name="ce36">
            <text:p><text:s text:c="2"/>38 389</text:p>
          </table:table-cell>
          <table:table-cell office:value-type="float" office:value="126841" table:style-name="ce36">
            <text:p><text:s text:c="2"/>126 84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52010" table:style-name="ce36">
            <text:p><text:s text:c="2"/>52 010</text:p>
          </table:table-cell>
          <table:table-cell office:value-type="float" office:value="4530" table:style-name="ce36">
            <text:p><text:s text:c="2"/>4 530</text:p>
          </table:table-cell>
          <table:table-cell office:value-type="float" office:value="549" table:style-name="ce36">
            <text:p><text:s text:c="3"/>54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82" table:style-name="ce36">
            <text:p><text:s text:c="2"/>4 482</text:p>
          </table:table-cell>
          <table:table-cell office:value-type="float" office:value="2515" table:style-name="ce36">
            <text:p><text:s text:c="2"/>2 515</text:p>
          </table:table-cell>
          <table:table-cell office:value-type="float" office:value="7006" table:style-name="ce36">
            <text:p><text:s text:c="2"/>7 006</text:p>
          </table:table-cell>
          <table:table-cell office:value-type="float" office:value="39925" table:style-name="ce36">
            <text:p><text:s text:c="2"/>39 925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50220" table:style-name="ce36">
            <text:p><text:s text:c="2"/>50 220</text:p>
          </table:table-cell>
          <table:table-cell office:value-type="float" office:value="4745" table:style-name="ce36">
            <text:p><text:s text:c="2"/>4 745</text:p>
          </table:table-cell>
          <table:table-cell office:value-type="float" office:value="831" table:style-name="ce36">
            <text:p><text:s text:c="3"/>831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657" table:style-name="ce36">
            <text:p><text:s text:c="3"/>657</text:p>
          </table:table-cell>
          <table:table-cell office:value-type="float" office:value="2034" table:style-name="ce36">
            <text:p><text:s text:c="2"/>2 034</text:p>
          </table:table-cell>
          <table:table-cell office:value-type="float" office:value="2880" table:style-name="ce36">
            <text:p><text:s text:c="2"/>2 880</text:p>
          </table:table-cell>
          <table:table-cell office:value-type="float" office:value="41764" table:style-name="ce36">
            <text:p><text:s text:c="2"/>41 76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33240" table:style-name="ce36">
            <text:p><text:s text:c="2"/>33 240</text:p>
          </table:table-cell>
          <table:table-cell office:value-type="float" office:value="2917" table:style-name="ce36">
            <text:p><text:s text:c="2"/>2 917</text:p>
          </table:table-cell>
          <table:table-cell office:value-type="float" office:value="513" table:style-name="ce36">
            <text:p><text:s text:c="3"/>513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1" table:style-name="ce36">
            <text:p><text:s text:c="2"/>1 361</text:p>
          </table:table-cell>
          <table:table-cell office:value-type="float" office:value="973" table:style-name="ce36">
            <text:p><text:s text:c="3"/>973</text:p>
          </table:table-cell>
          <table:table-cell office:value-type="float" office:value="2350" table:style-name="ce36">
            <text:p><text:s text:c="2"/>2 350</text:p>
          </table:table-cell>
          <table:table-cell office:value-type="float" office:value="27460" table:style-name="ce36">
            <text:p><text:s text:c="2"/>27 46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51208" table:style-name="ce36">
            <text:p><text:s text:c="2"/>51 208</text:p>
          </table:table-cell>
          <table:table-cell office:value-type="float" office:value="3036" table:style-name="ce36">
            <text:p><text:s text:c="2"/>3 036</text:p>
          </table:table-cell>
          <table:table-cell office:value-type="float" office:value="719" table:style-name="ce36">
            <text:p><text:s text:c="3"/>719</text:p>
          </table:table-cell>
          <table:table-cell office:value-type="float" office:value="657" table:style-name="ce36">
            <text:p><text:s text:c="3"/>657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999" table:style-name="ce36">
            <text:p><text:s text:c="2"/>1 999</text:p>
          </table:table-cell>
          <table:table-cell office:value-type="float" office:value="2678" table:style-name="ce36">
            <text:p><text:s text:c="2"/>2 678</text:p>
          </table:table-cell>
          <table:table-cell office:value-type="float" office:value="44775" table:style-name="ce36">
            <text:p><text:s text:c="2"/>44 77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47957" table:style-name="ce37">
            <text:p><text:s text:c="2"/>47 957</text:p>
          </table:table-cell>
          <table:table-cell office:value-type="float" office:value="3890" table:style-name="ce37">
            <text:p><text:s text:c="2"/>3 890</text:p>
          </table:table-cell>
          <table:table-cell office:value-type="float" office:value="683" table:style-name="ce37">
            <text:p><text:s text:c="3"/>683</text:p>
          </table:table-cell>
          <table:table-cell office:value-type="float" office:value="1110" table:style-name="ce37">
            <text:p><text:s text:c="2"/>1 11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1679" table:style-name="ce37">
            <text:p><text:s text:c="2"/>1 679</text:p>
          </table:table-cell>
          <table:table-cell office:value-type="float" office:value="2964" table:style-name="ce37">
            <text:p><text:s text:c="2"/>2 964</text:p>
          </table:table-cell>
          <table:table-cell office:value-type="float" office:value="40420" table:style-name="ce37">
            <text:p><text:s text:c="2"/>40 42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25708" table:style-name="ce38">
            <text:p><text:s text:c="2"/>25 708</text:p>
          </table:table-cell>
          <table:table-cell office:value-type="float" office:value="2022" table:style-name="ce38">
            <text:p><text:s text:c="2"/>2 0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7" table:style-name="ce38">
            <text:p><text:s text:c="3"/>1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69" table:style-name="ce38">
            <text:p><text:s text:c="3"/>869</text:p>
          </table:table-cell>
          <table:table-cell office:value-type="float" office:value="808" table:style-name="ce38">
            <text:p><text:s text:c="3"/>808</text:p>
          </table:table-cell>
          <table:table-cell office:value-type="float" office:value="1804" table:style-name="ce38">
            <text:p><text:s text:c="2"/>1 804</text:p>
          </table:table-cell>
          <table:table-cell office:value-type="float" office:value="21882" table:style-name="ce38">
            <text:p><text:s text:c="2"/>21 88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27472" table:style-name="ce38">
            <text:p><text:s text:c="2"/>27 472</text:p>
          </table:table-cell>
          <table:table-cell office:value-type="float" office:value="2126" table:style-name="ce38">
            <text:p><text:s text:c="2"/>2 126</text:p>
          </table:table-cell>
          <table:table-cell office:value-type="float" office:value="395" table:style-name="ce38">
            <text:p><text:s text:c="3"/>395</text:p>
          </table:table-cell>
          <table:table-cell office:value-type="float" office:value="343" table:style-name="ce38">
            <text:p><text:s text:c="3"/>343</text:p>
          </table:table-cell>
          <table:table-cell office:value-type="float" office:value="304" table:style-name="ce38">
            <text:p><text:s text:c="3"/>304</text:p>
          </table:table-cell>
          <table:table-cell office:value-type="float" office:value="285" table:style-name="ce38">
            <text:p><text:s text:c="3"/>285</text:p>
          </table:table-cell>
          <table:table-cell office:value-type="float" office:value="826" table:style-name="ce38">
            <text:p><text:s text:c="3"/>826</text:p>
          </table:table-cell>
          <table:table-cell office:value-type="float" office:value="1758" table:style-name="ce38">
            <text:p><text:s text:c="2"/>1 758</text:p>
          </table:table-cell>
          <table:table-cell office:value-type="float" office:value="23193" table:style-name="ce38">
            <text:p><text:s text:c="2"/>23 19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3137" table:style-name="ce37">
            <text:p><text:s text:c="2"/>23 137</text:p>
          </table:table-cell>
          <table:table-cell office:value-type="float" office:value="4020" table:style-name="ce37">
            <text:p><text:s text:c="2"/>4 020</text:p>
          </table:table-cell>
          <table:table-cell office:value-type="float" office:value="257" table:style-name="ce37">
            <text:p><text:s text:c="3"/>257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264" table:style-name="ce37">
            <text:p><text:s text:c="3"/>264</text:p>
          </table:table-cell>
          <table:table-cell office:value-type="float" office:value="1283" table:style-name="ce37">
            <text:p><text:s text:c="2"/>1 283</text:p>
          </table:table-cell>
          <table:table-cell office:value-type="float" office:value="585" table:style-name="ce37">
            <text:p><text:s text:c="3"/>585</text:p>
          </table:table-cell>
          <table:table-cell office:value-type="float" office:value="2250" table:style-name="ce37">
            <text:p><text:s text:c="2"/>2 250</text:p>
          </table:table-cell>
          <table:table-cell office:value-type="float" office:value="16610" table:style-name="ce37">
            <text:p><text:s text:c="2"/>16 61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76426" table:style-name="ce38">
            <text:p><text:s text:c="2"/>76 426</text:p>
          </table:table-cell>
          <table:table-cell office:value-type="float" office:value="21515" table:style-name="ce38">
            <text:p><text:s text:c="2"/>21 515</text:p>
          </table:table-cell>
          <table:table-cell office:value-type="float" office:value="576" table:style-name="ce38">
            <text:p><text:s text:c="3"/>576</text:p>
          </table:table-cell>
          <table:table-cell office:value-type="float" office:value="209" table:style-name="ce38">
            <text:p><text:s text:c="3"/>209</text:p>
          </table:table-cell>
          <table:table-cell office:value-type="float" office:value="3015" table:style-name="ce38">
            <text:p><text:s text:c="2"/>3 015</text:p>
          </table:table-cell>
          <table:table-cell office:value-type="float" office:value="11793" table:style-name="ce38">
            <text:p><text:s text:c="2"/>11 793</text:p>
          </table:table-cell>
          <table:table-cell office:value-type="float" office:value="1467" table:style-name="ce38">
            <text:p><text:s text:c="2"/>1 467</text:p>
          </table:table-cell>
          <table:table-cell office:value-type="float" office:value="16484" table:style-name="ce38">
            <text:p><text:s text:c="2"/>16 484</text:p>
          </table:table-cell>
          <table:table-cell office:value-type="float" office:value="37851" table:style-name="ce38">
            <text:p><text:s text:c="2"/>37 85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03294" table:style-name="ce36">
            <text:p><text:s text:c="2"/>103 294</text:p>
          </table:table-cell>
          <table:table-cell office:value-type="float" office:value="26417" table:style-name="ce36">
            <text:p><text:s text:c="2"/>26 417</text:p>
          </table:table-cell>
          <table:table-cell office:value-type="float" office:value="984" table:style-name="ce36">
            <text:p><text:s text:c="3"/>984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07" table:style-name="ce36">
            <text:p><text:s text:c="2"/>13 307</text:p>
          </table:table-cell>
          <table:table-cell office:value-type="float" office:value="1281" table:style-name="ce36">
            <text:p><text:s text:c="2"/>1 281</text:p>
          </table:table-cell>
          <table:table-cell office:value-type="float" office:value="15038" table:style-name="ce36">
            <text:p><text:s text:c="2"/>15 038</text:p>
          </table:table-cell>
          <table:table-cell office:value-type="float" office:value="60855" table:style-name="ce36">
            <text:p><text:s text:c="2"/>60 85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34674" table:style-name="ce36">
            <text:p><text:s text:c="2"/>34 674</text:p>
          </table:table-cell>
          <table:table-cell office:value-type="float" office:value="4138" table:style-name="ce36">
            <text:p><text:s text:c="2"/>4 138</text:p>
          </table:table-cell>
          <table:table-cell office:value-type="float" office:value="405" table:style-name="ce36">
            <text:p><text:s text:c="3"/>405</text:p>
          </table:table-cell>
          <table:table-cell office:value-type="float" office:value="547" table:style-name="ce36">
            <text:p><text:s text:c="3"/>547</text:p>
          </table:table-cell>
          <table:table-cell office:value-type="float" office:value="792" table:style-name="ce36">
            <text:p><text:s text:c="3"/>792</text:p>
          </table:table-cell>
          <table:table-cell office:value-type="float" office:value="1321" table:style-name="ce36">
            <text:p><text:s text:c="2"/>1 321</text:p>
          </table:table-cell>
          <table:table-cell office:value-type="float" office:value="1016" table:style-name="ce36">
            <text:p><text:s text:c="2"/>1 016</text:p>
          </table:table-cell>
          <table:table-cell office:value-type="float" office:value="3676" table:style-name="ce36">
            <text:p><text:s text:c="2"/>3 676</text:p>
          </table:table-cell>
          <table:table-cell office:value-type="float" office:value="26455" table:style-name="ce36">
            <text:p><text:s text:c="2"/>26 45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79267" table:style-name="ce36">
            <text:p><text:s text:c="2"/>79 267</text:p>
          </table:table-cell>
          <table:table-cell office:value-type="float" office:value="9573" table:style-name="ce36">
            <text:p><text:s text:c="2"/>9 573</text:p>
          </table:table-cell>
          <table:table-cell office:value-type="float" office:value="1079" table:style-name="ce36">
            <text:p><text:s text:c="2"/>1 079</text:p>
          </table:table-cell>
          <table:table-cell office:value-type="float" office:value="578" table:style-name="ce36">
            <text:p><text:s text:c="3"/>578</text:p>
          </table:table-cell>
          <table:table-cell office:value-type="float" office:value="1372" table:style-name="ce36">
            <text:p><text:s text:c="2"/>1 372</text:p>
          </table:table-cell>
          <table:table-cell office:value-type="float" office:value="2357" table:style-name="ce36">
            <text:p><text:s text:c="2"/>2 357</text:p>
          </table:table-cell>
          <table:table-cell office:value-type="float" office:value="2145" table:style-name="ce36">
            <text:p><text:s text:c="2"/>2 145</text:p>
          </table:table-cell>
          <table:table-cell office:value-type="float" office:value="6452" table:style-name="ce36">
            <text:p><text:s text:c="2"/>6 452</text:p>
          </table:table-cell>
          <table:table-cell office:value-type="float" office:value="62163" table:style-name="ce36">
            <text:p><text:s text:c="2"/>62 16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9709" table:style-name="ce36">
            <text:p><text:s text:c="2"/>19 709</text:p>
          </table:table-cell>
          <table:table-cell office:value-type="float" office:value="1725" table:style-name="ce36">
            <text:p><text:s text:c="2"/>1 725</text:p>
          </table:table-cell>
          <table:table-cell office:value-type="float" office:value="438" table:style-name="ce36">
            <text:p><text:s text:c="3"/>43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2" table:style-name="ce36">
            <text:p><text:s text:c="2"/>1 112</text:p>
          </table:table-cell>
          <table:table-cell office:value-type="float" office:value="499" table:style-name="ce36">
            <text:p><text:s text:c="3"/>499</text:p>
          </table:table-cell>
          <table:table-cell office:value-type="float" office:value="1624" table:style-name="ce36">
            <text:p><text:s text:c="2"/>1 624</text:p>
          </table:table-cell>
          <table:table-cell office:value-type="float" office:value="15922" table:style-name="ce36">
            <text:p><text:s text:c="2"/>15 92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6582" table:style-name="ce36">
            <text:p><text:s text:c="2"/>26 582</text:p>
          </table:table-cell>
          <table:table-cell office:value-type="float" office:value="2625" table:style-name="ce36">
            <text:p><text:s text:c="2"/>2 625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6" table:style-name="ce36">
            <text:p><text:s text:c="2"/>2 126</text:p>
          </table:table-cell>
          <table:table-cell office:value-type="float" office:value="688" table:style-name="ce36">
            <text:p><text:s text:c="3"/>688</text:p>
          </table:table-cell>
          <table:table-cell office:value-type="float" office:value="2831" table:style-name="ce36">
            <text:p><text:s text:c="2"/>2 831</text:p>
          </table:table-cell>
          <table:table-cell office:value-type="float" office:value="20809" table:style-name="ce36">
            <text:p><text:s text:c="2"/>20 80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6421" table:style-name="ce38">
            <text:p><text:s text:c="2"/>56 421</text:p>
          </table:table-cell>
          <table:table-cell office:value-type="float" office:value="11290" table:style-name="ce38">
            <text:p><text:s text:c="2"/>11 290</text:p>
          </table:table-cell>
          <table:table-cell office:value-type="float" office:value="852" table:style-name="ce38">
            <text:p><text:s text:c="3"/>852</text:p>
          </table:table-cell>
          <table:table-cell office:value-type="float" office:value="406" table:style-name="ce38">
            <text:p><text:s text:c="3"/>406</text:p>
          </table:table-cell>
          <table:table-cell office:value-type="float" office:value="349" table:style-name="ce38">
            <text:p><text:s text:c="3"/>349</text:p>
          </table:table-cell>
          <table:table-cell office:value-type="float" office:value="3323" table:style-name="ce38">
            <text:p><text:s text:c="2"/>3 323</text:p>
          </table:table-cell>
          <table:table-cell office:value-type="float" office:value="1326" table:style-name="ce38">
            <text:p><text:s text:c="2"/>1 326</text:p>
          </table:table-cell>
          <table:table-cell office:value-type="float" office:value="5404" table:style-name="ce38">
            <text:p><text:s text:c="2"/>5 404</text:p>
          </table:table-cell>
          <table:table-cell office:value-type="float" office:value="38875" table:style-name="ce38">
            <text:p><text:s text:c="2"/>38 87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2361" table:style-name="ce37">
            <text:p><text:s text:c="2"/>12 361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351" table:style-name="ce37">
            <text:p><text:s text:c="3"/>351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197" table:style-name="ce37">
            <text:p><text:s text:c="3"/>197</text:p>
          </table:table-cell>
          <table:table-cell office:value-type="float" office:value="11793" table:style-name="ce37">
            <text:p><text:s text:c="2"/>11 79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3780" table:style-name="ce37">
            <text:p><text:s text:c="2"/>103 780</text:p>
          </table:table-cell>
          <table:table-cell office:value-type="float" office:value="8254" table:style-name="ce37">
            <text:p><text:s text:c="2"/>8 254</text:p>
          </table:table-cell>
          <table:table-cell office:value-type="float" office:value="2281" table:style-name="ce37">
            <text:p><text:s text:c="2"/>2 281</text:p>
          </table:table-cell>
          <table:table-cell office:value-type="float" office:value="885" table:style-name="ce37">
            <text:p><text:s text:c="3"/>885</text:p>
          </table:table-cell>
          <table:table-cell office:value-type="float" office:value="280" table:style-name="ce37">
            <text:p><text:s text:c="3"/>280</text:p>
          </table:table-cell>
          <table:table-cell office:value-type="float" office:value="1510" table:style-name="ce37">
            <text:p><text:s text:c="2"/>1 510</text:p>
          </table:table-cell>
          <table:table-cell office:value-type="float" office:value="2807" table:style-name="ce37">
            <text:p><text:s text:c="2"/>2 807</text:p>
          </table:table-cell>
          <table:table-cell office:value-type="float" office:value="5482" table:style-name="ce37">
            <text:p><text:s text:c="2"/>5 482</text:p>
          </table:table-cell>
          <table:table-cell office:value-type="float" office:value="87763" table:style-name="ce37">
            <text:p><text:s text:c="2"/>87 76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50599" table:style-name="ce37">
            <text:p><text:s text:c="2"/>50 599</text:p>
          </table:table-cell>
          <table:table-cell office:value-type="float" office:value="6407" table:style-name="ce37">
            <text:p><text:s text:c="2"/>6 407</text:p>
          </table:table-cell>
          <table:table-cell office:value-type="float" office:value="706" table:style-name="ce37">
            <text:p><text:s text:c="3"/>706</text:p>
          </table:table-cell>
          <table:table-cell office:value-type="float" office:value="166" table:style-name="ce37">
            <text:p><text:s text:c="3"/>166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827" table:style-name="ce37">
            <text:p><text:s text:c="3"/>827</text:p>
          </table:table-cell>
          <table:table-cell office:value-type="float" office:value="1308" table:style-name="ce37">
            <text:p><text:s text:c="2"/>1 308</text:p>
          </table:table-cell>
          <table:table-cell office:value-type="float" office:value="2424" table:style-name="ce37">
            <text:p><text:s text:c="2"/>2 424</text:p>
          </table:table-cell>
          <table:table-cell office:value-type="float" office:value="41062" table:style-name="ce37">
            <text:p><text:s text:c="2"/>41 06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7370" table:style-name="ce37">
            <text:p><text:s text:c="2"/>7 370</text:p>
          </table:table-cell>
          <table:table-cell office:value-type="float" office:value="1538" table:style-name="ce37">
            <text:p><text:s text:c="2"/>1 538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191" table:style-name="ce37">
            <text:p><text:s text:c="3"/>191</text:p>
          </table:table-cell>
          <table:table-cell office:value-type="float" office:value="299" table:style-name="ce37">
            <text:p><text:s text:c="3"/>299</text:p>
          </table:table-cell>
          <table:table-cell office:value-type="float" office:value="5415" table:style-name="ce37">
            <text:p><text:s text:c="2"/>5 41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21381" table:style-name="ce36">
            <text:p><text:s text:c="2"/>121 381</text:p>
          </table:table-cell>
          <table:table-cell office:value-type="float" office:value="16473" table:style-name="ce36">
            <text:p><text:s text:c="2"/>16 473</text:p>
          </table:table-cell>
          <table:table-cell office:value-type="float" office:value="1395" table:style-name="ce36">
            <text:p><text:s text:c="2"/>1 395</text:p>
          </table:table-cell>
          <table:table-cell office:value-type="float" office:value="1165" table:style-name="ce36">
            <text:p><text:s text:c="2"/>1 165</text:p>
          </table:table-cell>
          <table:table-cell office:value-type="float" office:value="1928" table:style-name="ce36">
            <text:p><text:s text:c="2"/>1 928</text:p>
          </table:table-cell>
          <table:table-cell office:value-type="float" office:value="4400" table:style-name="ce36">
            <text:p><text:s text:c="2"/>4 400</text:p>
          </table:table-cell>
          <table:table-cell office:value-type="float" office:value="3157" table:style-name="ce36">
            <text:p><text:s text:c="2"/>3 157</text:p>
          </table:table-cell>
          <table:table-cell office:value-type="float" office:value="10650" table:style-name="ce36">
            <text:p><text:s text:c="2"/>10 650</text:p>
          </table:table-cell>
          <table:table-cell office:value-type="float" office:value="92863" table:style-name="ce36">
            <text:p><text:s text:c="2"/>92 86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7776" table:style-name="ce36">
            <text:p><text:s text:c="2"/>17 776</text:p>
          </table:table-cell>
          <table:table-cell office:value-type="float" office:value="1380" table:style-name="ce36">
            <text:p><text:s text:c="2"/>1 380</text:p>
          </table:table-cell>
          <table:table-cell office:value-type="float" office:value="246" table:style-name="ce36">
            <text:p><text:s text:c="3"/>246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866" table:style-name="ce36">
            <text:p><text:s text:c="3"/>866</text:p>
          </table:table-cell>
          <table:table-cell office:value-type="float" office:value="1083" table:style-name="ce36">
            <text:p><text:s text:c="2"/>1 083</text:p>
          </table:table-cell>
          <table:table-cell office:value-type="float" office:value="15067" table:style-name="ce36">
            <text:p><text:s text:c="2"/>15 06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48716" table:style-name="ce36">
            <text:p><text:s text:c="2"/>48 716</text:p>
          </table:table-cell>
          <table:table-cell office:value-type="float" office:value="9613" table:style-name="ce36">
            <text:p><text:s text:c="2"/>9 613</text:p>
          </table:table-cell>
          <table:table-cell office:value-type="float" office:value="602" table:style-name="ce36">
            <text:p><text:s text:c="3"/>602</text:p>
          </table:table-cell>
          <table:table-cell office:value-type="float" office:value="539" table:style-name="ce36">
            <text:p><text:s text:c="3"/>539</text:p>
          </table:table-cell>
          <table:table-cell office:value-type="float" office:value="1765" table:style-name="ce36">
            <text:p><text:s text:c="2"/>1 765</text:p>
          </table:table-cell>
          <table:table-cell office:value-type="float" office:value="2573" table:style-name="ce36">
            <text:p><text:s text:c="2"/>2 573</text:p>
          </table:table-cell>
          <table:table-cell office:value-type="float" office:value="1441" table:style-name="ce36">
            <text:p><text:s text:c="2"/>1 441</text:p>
          </table:table-cell>
          <table:table-cell office:value-type="float" office:value="6318" table:style-name="ce36">
            <text:p><text:s text:c="2"/>6 318</text:p>
          </table:table-cell>
          <table:table-cell office:value-type="float" office:value="32183" table:style-name="ce36">
            <text:p><text:s text:c="2"/>32 18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88012" table:style-name="ce36">
            <text:p><text:s text:c="2"/>88 012</text:p>
          </table:table-cell>
          <table:table-cell office:value-type="float" office:value="17998" table:style-name="ce36">
            <text:p><text:s text:c="2"/>17 998</text:p>
          </table:table-cell>
          <table:table-cell office:value-type="float" office:value="1024" table:style-name="ce36">
            <text:p><text:s text:c="2"/>1 024</text:p>
          </table:table-cell>
          <table:table-cell office:value-type="float" office:value="1000" table:style-name="ce36">
            <text:p><text:s text:c="2"/>1 000</text:p>
          </table:table-cell>
          <table:table-cell office:value-type="float" office:value="4419" table:style-name="ce36">
            <text:p><text:s text:c="2"/>4 419</text:p>
          </table:table-cell>
          <table:table-cell office:value-type="float" office:value="6379" table:style-name="ce36">
            <text:p><text:s text:c="2"/>6 379</text:p>
          </table:table-cell>
          <table:table-cell office:value-type="float" office:value="2579" table:style-name="ce36">
            <text:p><text:s text:c="2"/>2 579</text:p>
          </table:table-cell>
          <table:table-cell office:value-type="float" office:value="14377" table:style-name="ce36">
            <text:p><text:s text:c="2"/>14 377</text:p>
          </table:table-cell>
          <table:table-cell office:value-type="float" office:value="54613" table:style-name="ce36">
            <text:p><text:s text:c="2"/>54 61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29132" table:style-name="ce36">
            <text:p><text:s text:c="2"/>29 132</text:p>
          </table:table-cell>
          <table:table-cell office:value-type="float" office:value="6328" table:style-name="ce36">
            <text:p><text:s text:c="2"/>6 328</text:p>
          </table:table-cell>
          <table:table-cell office:value-type="float" office:value="360" table:style-name="ce36">
            <text:p><text:s text:c="3"/>360</text:p>
          </table:table-cell>
          <table:table-cell office:value-type="float" office:value="553" table:style-name="ce36">
            <text:p><text:s text:c="3"/>553</text:p>
          </table:table-cell>
          <table:table-cell office:value-type="float" office:value="656" table:style-name="ce36">
            <text:p><text:s text:c="3"/>656</text:p>
          </table:table-cell>
          <table:table-cell office:value-type="float" office:value="1181" table:style-name="ce36">
            <text:p><text:s text:c="2"/>1 181</text:p>
          </table:table-cell>
          <table:table-cell office:value-type="float" office:value="1055" table:style-name="ce36">
            <text:p><text:s text:c="2"/>1 055</text:p>
          </table:table-cell>
          <table:table-cell office:value-type="float" office:value="3445" table:style-name="ce36">
            <text:p><text:s text:c="2"/>3 445</text:p>
          </table:table-cell>
          <table:table-cell office:value-type="float" office:value="18999" table:style-name="ce36">
            <text:p><text:s text:c="2"/>18 99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79211" table:style-name="ce37">
            <text:p><text:s text:c="2"/>79 211</text:p>
          </table:table-cell>
          <table:table-cell office:value-type="float" office:value="10157" table:style-name="ce37">
            <text:p><text:s text:c="2"/>10 157</text:p>
          </table:table-cell>
          <table:table-cell office:value-type="float" office:value="905" table:style-name="ce37">
            <text:p><text:s text:c="3"/>905</text:p>
          </table:table-cell>
          <table:table-cell office:value-type="float" office:value="1636" table:style-name="ce37">
            <text:p><text:s text:c="2"/>1 636</text:p>
          </table:table-cell>
          <table:table-cell office:value-type="float" office:value="1372" table:style-name="ce37">
            <text:p><text:s text:c="2"/>1 372</text:p>
          </table:table-cell>
          <table:table-cell office:value-type="float" office:value="2408" table:style-name="ce37">
            <text:p><text:s text:c="2"/>2 408</text:p>
          </table:table-cell>
          <table:table-cell office:value-type="float" office:value="2507" table:style-name="ce37">
            <text:p><text:s text:c="2"/>2 507</text:p>
          </table:table-cell>
          <table:table-cell office:value-type="float" office:value="7923" table:style-name="ce37">
            <text:p><text:s text:c="2"/>7 923</text:p>
          </table:table-cell>
          <table:table-cell office:value-type="float" office:value="60226" table:style-name="ce37">
            <text:p><text:s text:c="2"/>60 22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6689" table:style-name="ce38">
            <text:p><text:s text:c="2"/>36 689</text:p>
          </table:table-cell>
          <table:table-cell office:value-type="float" office:value="10434" table:style-name="ce38">
            <text:p><text:s text:c="2"/>10 434</text:p>
          </table:table-cell>
          <table:table-cell office:value-type="float" office:value="416" table:style-name="ce38">
            <text:p><text:s text:c="3"/>416</text:p>
          </table:table-cell>
          <table:table-cell office:value-type="float" office:value="323" table:style-name="ce38">
            <text:p><text:s text:c="3"/>323</text:p>
          </table:table-cell>
          <table:table-cell office:value-type="float" office:value="1620" table:style-name="ce38">
            <text:p><text:s text:c="2"/>1 620</text:p>
          </table:table-cell>
          <table:table-cell office:value-type="float" office:value="4866" table:style-name="ce38">
            <text:p><text:s text:c="2"/>4 866</text:p>
          </table:table-cell>
          <table:table-cell office:value-type="float" office:value="674" table:style-name="ce38">
            <text:p><text:s text:c="3"/>674</text:p>
          </table:table-cell>
          <table:table-cell office:value-type="float" office:value="7483" table:style-name="ce38">
            <text:p><text:s text:c="2"/>7 483</text:p>
          </table:table-cell>
          <table:table-cell office:value-type="float" office:value="18356" table:style-name="ce38">
            <text:p><text:s text:c="2"/>18 35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26922" table:style-name="ce38">
            <text:p><text:s text:c="2"/>26 922</text:p>
          </table:table-cell>
          <table:table-cell office:value-type="float" office:value="4845" table:style-name="ce38">
            <text:p><text:s text:c="2"/>4 845</text:p>
          </table:table-cell>
          <table:table-cell office:value-type="float" office:value="314" table:style-name="ce38">
            <text:p><text:s text:c="3"/>314</text:p>
          </table:table-cell>
          <table:table-cell office:value-type="float" office:value="134" table:style-name="ce38">
            <text:p><text:s text:c="3"/>134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963" table:style-name="ce38">
            <text:p><text:s text:c="3"/>963</text:p>
          </table:table-cell>
          <table:table-cell office:value-type="float" office:value="624" table:style-name="ce38">
            <text:p><text:s text:c="3"/>624</text:p>
          </table:table-cell>
          <table:table-cell office:value-type="float" office:value="1783" table:style-name="ce38">
            <text:p><text:s text:c="2"/>1 783</text:p>
          </table:table-cell>
          <table:table-cell office:value-type="float" office:value="19980" table:style-name="ce38">
            <text:p><text:s text:c="2"/>19 98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8618" table:style-name="ce37">
            <text:p><text:s text:c="2"/>28 618</text:p>
          </table:table-cell>
          <table:table-cell office:value-type="float" office:value="3979" table:style-name="ce37">
            <text:p><text:s text:c="2"/>3 979</text:p>
          </table:table-cell>
          <table:table-cell office:value-type="float" office:value="290" table:style-name="ce37">
            <text:p><text:s text:c="3"/>290</text:p>
          </table:table-cell>
          <table:table-cell office:value-type="float" office:value="415" table:style-name="ce37">
            <text:p><text:s text:c="3"/>415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53" table:style-name="ce37">
            <text:p><text:s text:c="3"/>753</text:p>
          </table:table-cell>
          <table:table-cell office:value-type="float" office:value="1252" table:style-name="ce37">
            <text:p><text:s text:c="2"/>1 252</text:p>
          </table:table-cell>
          <table:table-cell office:value-type="float" office:value="23097" table:style-name="ce37">
            <text:p><text:s text:c="2"/>23 09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40353" table:style-name="ce38">
            <text:p><text:s text:c="2"/>140 353</text:p>
          </table:table-cell>
          <table:table-cell office:value-type="float" office:value="18589" table:style-name="ce38">
            <text:p><text:s text:c="2"/>18 589</text:p>
          </table:table-cell>
          <table:table-cell office:value-type="float" office:value="1701" table:style-name="ce38">
            <text:p><text:s text:c="2"/>1 701</text:p>
          </table:table-cell>
          <table:table-cell office:value-type="float" office:value="3234" table:style-name="ce38">
            <text:p><text:s text:c="2"/>3 234</text:p>
          </table:table-cell>
          <table:table-cell office:value-type="float" office:value="929" table:style-name="ce38">
            <text:p><text:s text:c="3"/>929</text:p>
          </table:table-cell>
          <table:table-cell office:value-type="float" office:value="1918" table:style-name="ce38">
            <text:p><text:s text:c="2"/>1 918</text:p>
          </table:table-cell>
          <table:table-cell office:value-type="float" office:value="4741" table:style-name="ce38">
            <text:p><text:s text:c="2"/>4 741</text:p>
          </table:table-cell>
          <table:table-cell office:value-type="float" office:value="10822" table:style-name="ce38">
            <text:p><text:s text:c="2"/>10 822</text:p>
          </table:table-cell>
          <table:table-cell office:value-type="float" office:value="109241" table:style-name="ce38">
            <text:p><text:s text:c="2"/>109 24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98827" table:style-name="ce36">
            <text:p><text:s text:c="2"/>198 827</text:p>
          </table:table-cell>
          <table:table-cell office:value-type="float" office:value="39369" table:style-name="ce36">
            <text:p><text:s text:c="2"/>39 369</text:p>
          </table:table-cell>
          <table:table-cell office:value-type="float" office:value="2522" table:style-name="ce36">
            <text:p><text:s text:c="2"/>2 522</text:p>
          </table:table-cell>
          <table:table-cell office:value-type="float" office:value="3054" table:style-name="ce36">
            <text:p><text:s text:c="2"/>3 054</text:p>
          </table:table-cell>
          <table:table-cell office:value-type="float" office:value="7468" table:style-name="ce36">
            <text:p><text:s text:c="2"/>7 468</text:p>
          </table:table-cell>
          <table:table-cell office:value-type="float" office:value="14918" table:style-name="ce36">
            <text:p><text:s text:c="2"/>14 918</text:p>
          </table:table-cell>
          <table:table-cell office:value-type="float" office:value="5075" table:style-name="ce36">
            <text:p><text:s text:c="2"/>5 075</text:p>
          </table:table-cell>
          <table:table-cell office:value-type="float" office:value="30515" table:style-name="ce36">
            <text:p><text:s text:c="2"/>30 515</text:p>
          </table:table-cell>
          <table:table-cell office:value-type="float" office:value="126421" table:style-name="ce36">
            <text:p><text:s text:c="2"/>126 42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54393" table:style-name="ce36">
            <text:p><text:s text:c="2"/>54 393</text:p>
          </table:table-cell>
          <table:table-cell office:value-type="float" office:value="10827" table:style-name="ce36">
            <text:p><text:s text:c="2"/>10 827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336" table:style-name="ce36">
            <text:p><text:s text:c="3"/>336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656" table:style-name="ce36">
            <text:p><text:s text:c="3"/>656</text:p>
          </table:table-cell>
          <table:table-cell office:value-type="float" office:value="1368" table:style-name="ce36">
            <text:p><text:s text:c="2"/>1 368</text:p>
          </table:table-cell>
          <table:table-cell office:value-type="float" office:value="2510" table:style-name="ce36">
            <text:p><text:s text:c="2"/>2 510</text:p>
          </table:table-cell>
          <table:table-cell office:value-type="float" office:value="40953" table:style-name="ce36">
            <text:p><text:s text:c="2"/>40 95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12887" table:style-name="ce36">
            <text:p><text:s text:c="2"/>112 887</text:p>
          </table:table-cell>
          <table:table-cell office:value-type="float" office:value="14985" table:style-name="ce36">
            <text:p><text:s text:c="2"/>14 985</text:p>
          </table:table-cell>
          <table:table-cell office:value-type="float" office:value="777" table:style-name="ce36">
            <text:p><text:s text:c="3"/>777</text:p>
          </table:table-cell>
          <table:table-cell office:value-type="float" office:value="1692" table:style-name="ce36">
            <text:p><text:s text:c="2"/>1 692</text:p>
          </table:table-cell>
          <table:table-cell office:value-type="float" office:value="1166" table:style-name="ce36">
            <text:p><text:s text:c="2"/>1 166</text:p>
          </table:table-cell>
          <table:table-cell office:value-type="float" office:value="831" table:style-name="ce36">
            <text:p><text:s text:c="3"/>831</text:p>
          </table:table-cell>
          <table:table-cell office:value-type="float" office:value="3301" table:style-name="ce36">
            <text:p><text:s text:c="2"/>3 301</text:p>
          </table:table-cell>
          <table:table-cell office:value-type="float" office:value="6990" table:style-name="ce36">
            <text:p><text:s text:c="2"/>6 990</text:p>
          </table:table-cell>
          <table:table-cell office:value-type="float" office:value="90135" table:style-name="ce36">
            <text:p><text:s text:c="2"/>90 13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62311" table:style-name="ce36">
            <text:p><text:s text:c="2"/>62 311</text:p>
          </table:table-cell>
          <table:table-cell office:value-type="float" office:value="7594" table:style-name="ce36">
            <text:p><text:s text:c="2"/>7 594</text:p>
          </table:table-cell>
          <table:table-cell office:value-type="float" office:value="486" table:style-name="ce36">
            <text:p><text:s text:c="3"/>486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2188" table:style-name="ce36">
            <text:p><text:s text:c="2"/>2 188</text:p>
          </table:table-cell>
          <table:table-cell office:value-type="float" office:value="2286" table:style-name="ce36">
            <text:p><text:s text:c="2"/>2 286</text:p>
          </table:table-cell>
          <table:table-cell office:value-type="float" office:value="1045" table:style-name="ce36">
            <text:p><text:s text:c="2"/>1 045</text:p>
          </table:table-cell>
          <table:table-cell office:value-type="float" office:value="5830" table:style-name="ce36">
            <text:p><text:s text:c="2"/>5 830</text:p>
          </table:table-cell>
          <table:table-cell office:value-type="float" office:value="48401" table:style-name="ce36">
            <text:p><text:s text:c="2"/>48 40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63730" table:style-name="ce36">
            <text:p><text:s text:c="2"/>63 730</text:p>
          </table:table-cell>
          <table:table-cell office:value-type="float" office:value="22523" table:style-name="ce36">
            <text:p><text:s text:c="2"/>22 523</text:p>
          </table:table-cell>
          <table:table-cell office:value-type="float" office:value="563" table:style-name="ce36">
            <text:p><text:s text:c="3"/>563</text:p>
          </table:table-cell>
          <table:table-cell office:value-type="float" office:value="167" table:style-name="ce36">
            <text:p><text:s text:c="3"/>167</text:p>
          </table:table-cell>
          <table:table-cell office:value-type="float" office:value="699" table:style-name="ce36">
            <text:p><text:s text:c="3"/>699</text:p>
          </table:table-cell>
          <table:table-cell office:value-type="float" office:value="4977" table:style-name="ce36">
            <text:p><text:s text:c="2"/>4 977</text:p>
          </table:table-cell>
          <table:table-cell office:value-type="float" office:value="974" table:style-name="ce36">
            <text:p><text:s text:c="3"/>974</text:p>
          </table:table-cell>
          <table:table-cell office:value-type="float" office:value="6817" table:style-name="ce36">
            <text:p><text:s text:c="2"/>6 817</text:p>
          </table:table-cell>
          <table:table-cell office:value-type="float" office:value="33827" table:style-name="ce36">
            <text:p><text:s text:c="2"/>33 82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65921" table:style-name="ce37">
            <text:p><text:s text:c="2"/>65 921</text:p>
          </table:table-cell>
          <table:table-cell office:value-type="float" office:value="25046" table:style-name="ce37">
            <text:p><text:s text:c="2"/>25 046</text:p>
          </table:table-cell>
          <table:table-cell office:value-type="float" office:value="549" table:style-name="ce37">
            <text:p><text:s text:c="3"/>549</text:p>
          </table:table-cell>
          <table:table-cell office:value-type="float" office:value="1027" table:style-name="ce37">
            <text:p><text:s text:c="2"/>1 027</text:p>
          </table:table-cell>
          <table:table-cell office:value-type="float" office:value="1102" table:style-name="ce37">
            <text:p><text:s text:c="2"/>1 102</text:p>
          </table:table-cell>
          <table:table-cell office:value-type="float" office:value="6571" table:style-name="ce37">
            <text:p><text:s text:c="2"/>6 571</text:p>
          </table:table-cell>
          <table:table-cell office:value-type="float" office:value="1039" table:style-name="ce37">
            <text:p><text:s text:c="2"/>1 039</text:p>
          </table:table-cell>
          <table:table-cell office:value-type="float" office:value="9739" table:style-name="ce37">
            <text:p><text:s text:c="2"/>9 739</text:p>
          </table:table-cell>
          <table:table-cell office:value-type="float" office:value="30587" table:style-name="ce37">
            <text:p><text:s text:c="2"/>30 58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64655" table:style-name="ce38">
            <text:p><text:s text:c="2"/>64 6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14" table:style-name="ce38">
            <text:p><text:s text:c="2"/>2 914</text:p>
          </table:table-cell>
          <table:table-cell office:value-type="float" office:value="2914" table:style-name="ce38">
            <text:p><text:s text:c="2"/>2 914</text:p>
          </table:table-cell>
          <table:table-cell office:value-type="float" office:value="61741" table:style-name="ce38">
            <text:p><text:s text:c="2"/>61 74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04489" table:style-name="ce38">
            <text:p><text:s text:c="2"/>204 489</text:p>
          </table:table-cell>
          <table:table-cell office:value-type="float" office:value="894" table:style-name="ce38">
            <text:p><text:s text:c="3"/>89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185" table:style-name="ce38">
            <text:p><text:s text:c="2"/>25 185</text:p>
          </table:table-cell>
          <table:table-cell office:value-type="float" office:value="6408" table:style-name="ce38">
            <text:p><text:s text:c="2"/>6 408</text:p>
          </table:table-cell>
          <table:table-cell office:value-type="float" office:value="31593" table:style-name="ce38">
            <text:p><text:s text:c="2"/>31 593</text:p>
          </table:table-cell>
          <table:table-cell office:value-type="float" office:value="172002" table:style-name="ce38">
            <text:p><text:s text:c="2"/>172 002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52839" table:style-name="ce37">
            <text:p><text:s text:c="2"/>52 839</text:p>
          </table:table-cell>
          <table:table-cell office:value-type="float" office:value="1750" table:style-name="ce37">
            <text:p><text:s text:c="2"/>1 7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2290" table:style-name="ce37">
            <text:p><text:s text:c="2"/>2 290</text:p>
          </table:table-cell>
          <table:table-cell office:value-type="float" office:value="2441" table:style-name="ce37">
            <text:p><text:s text:c="2"/>2 441</text:p>
          </table:table-cell>
          <table:table-cell office:value-type="float" office:value="48648" table:style-name="ce37">
            <text:p><text:s text:c="2"/>48 64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00080" table:style-name="ce38">
            <text:p><text:s text:c="2"/>300 0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909" table:style-name="ce38">
            <text:p><text:s text:c="2"/>14 909</text:p>
          </table:table-cell>
          <table:table-cell office:value-type="float" office:value="14909" table:style-name="ce38">
            <text:p><text:s text:c="2"/>14 909</text:p>
          </table:table-cell>
          <table:table-cell office:value-type="float" office:value="285171" table:style-name="ce38">
            <text:p><text:s text:c="2"/>285 17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51586" table:style-name="ce36">
            <text:p><text:s text:c="2"/>151 5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56" table:style-name="ce36">
            <text:p><text:s text:c="2"/>8 356</text:p>
          </table:table-cell>
          <table:table-cell office:value-type="float" office:value="8356" table:style-name="ce36">
            <text:p><text:s text:c="2"/>8 356</text:p>
          </table:table-cell>
          <table:table-cell office:value-type="float" office:value="143230" table:style-name="ce36">
            <text:p><text:s text:c="2"/>143 23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14376" table:style-name="ce36">
            <text:p><text:s text:c="2"/>114 3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74" table:style-name="ce36">
            <text:p><text:s text:c="2"/>4 074</text:p>
          </table:table-cell>
          <table:table-cell office:value-type="float" office:value="4074" table:style-name="ce36">
            <text:p><text:s text:c="2"/>4 074</text:p>
          </table:table-cell>
          <table:table-cell office:value-type="float" office:value="110302" table:style-name="ce36">
            <text:p><text:s text:c="2"/>110 30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52694" table:style-name="ce36">
            <text:p><text:s text:c="2"/>52 694</text:p>
          </table:table-cell>
          <table:table-cell office:value-type="float" office:value="-72282" table:style-name="ce36">
            <text:p><text:s/>(-) <text:s/>72 2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5" table:style-name="ce36">
            <text:p><text:s text:c="2"/>1 135</text:p>
          </table:table-cell>
          <table:table-cell office:value-type="float" office:value="1135" table:style-name="ce36">
            <text:p><text:s text:c="2"/>1 135</text:p>
          </table:table-cell>
          <table:table-cell office:value-type="float" office:value="123841" table:style-name="ce36">
            <text:p><text:s text:c="2"/>123 84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31304" table:style-name="ce36">
            <text:p><text:s text:c="2"/>31 304</text:p>
          </table:table-cell>
          <table:table-cell office:value-type="float" office:value="-572539" table:style-name="ce36">
            <text:p><text:s/>(-) <text:s/>572 5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603367" table:style-name="ce36">
            <text:p><text:s text:c="2"/>603 36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15014" table:style-name="ce36">
            <text:p><text:s text:c="2"/>115 0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54290" table:style-name="ce36">
            <text:p><text:s/>(-) <text:s/>54 2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5" table:style-name="ce36">
            <text:p><text:s text:c="2"/>1 505</text:p>
          </table:table-cell>
          <table:table-cell office:value-type="float" office:value="4181" table:style-name="ce36">
            <text:p><text:s text:c="2"/>4 181</text:p>
          </table:table-cell>
          <table:table-cell office:value-type="float" office:value="5686" table:style-name="ce36">
            <text:p><text:s text:c="2"/>5 686</text:p>
          </table:table-cell>
          <table:table-cell office:value-type="float" office:value="163618" table:style-name="ce36">
            <text:p><text:s text:c="2"/>163 61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82242" table:style-name="ce38">
            <text:p><text:s text:c="2"/>82 2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29" table:style-name="ce38">
            <text:p><text:s text:c="2"/>7 129</text:p>
          </table:table-cell>
          <table:table-cell office:value-type="float" office:value="899" table:style-name="ce38">
            <text:p><text:s text:c="3"/>899</text:p>
          </table:table-cell>
          <table:table-cell office:value-type="float" office:value="8028" table:style-name="ce38">
            <text:p><text:s text:c="2"/>8 028</text:p>
          </table:table-cell>
          <table:table-cell office:value-type="float" office:value="74214" table:style-name="ce38">
            <text:p><text:s text:c="2"/>74 21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3411" table:style-name="ce37">
            <text:p><text:s text:c="2"/>23 4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384" table:style-name="ce37">
            <text:p><text:s/>(-) <text:s/>1 3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3351" table:style-name="ce37">
            <text:p><text:s text:c="2"/>3 351</text:p>
          </table:table-cell>
          <table:table-cell office:value-type="float" office:value="3508" table:style-name="ce37">
            <text:p><text:s text:c="2"/>3 508</text:p>
          </table:table-cell>
          <table:table-cell office:value-type="float" office:value="21287" table:style-name="ce37">
            <text:p><text:s text:c="2"/>21 28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36191" table:style-name="ce37">
            <text:p><text:s text:c="2"/>36 1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1215" table:style-name="ce37">
            <text:p><text:s text:c="2"/>1 215</text:p>
          </table:table-cell>
          <table:table-cell office:value-type="float" office:value="1465" table:style-name="ce37">
            <text:p><text:s text:c="2"/>1 465</text:p>
          </table:table-cell>
          <table:table-cell office:value-type="float" office:value="34726" table:style-name="ce37">
            <text:p><text:s text:c="2"/>34 72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73623" table:style-name="ce37">
            <text:p><text:s text:c="2"/>73 6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02" table:style-name="ce37">
            <text:p><text:s text:c="2"/>4 102</text:p>
          </table:table-cell>
          <table:table-cell office:value-type="float" office:value="4102" table:style-name="ce37">
            <text:p><text:s text:c="2"/>4 102</text:p>
          </table:table-cell>
          <table:table-cell office:value-type="float" office:value="69521" table:style-name="ce37">
            <text:p><text:s text:c="2"/>69 52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8820" table:style-name="ce37">
            <text:p><text:s text:c="2"/>18 8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3" table:style-name="ce37">
            <text:p><text:s text:c="2"/>1 263</text:p>
          </table:table-cell>
          <table:table-cell office:value-type="float" office:value="1263" table:style-name="ce37">
            <text:p><text:s text:c="2"/>1 263</text:p>
          </table:table-cell>
          <table:table-cell office:value-type="float" office:value="17557" table:style-name="ce37">
            <text:p><text:s text:c="2"/>17 55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30437" table:style-name="ce36">
            <text:p><text:s text:c="2"/>30 4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57" table:style-name="ce36">
            <text:p><text:s text:c="2"/>2 257</text:p>
          </table:table-cell>
          <table:table-cell office:value-type="float" office:value="2257" table:style-name="ce36">
            <text:p><text:s text:c="2"/>2 257</text:p>
          </table:table-cell>
          <table:table-cell office:value-type="float" office:value="28180" table:style-name="ce36">
            <text:p><text:s text:c="2"/>28 18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87647" table:style-name="ce36">
            <text:p><text:s text:c="2"/>187 6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45" table:style-name="ce36">
            <text:p><text:s text:c="2"/>15 045</text:p>
          </table:table-cell>
          <table:table-cell office:value-type="float" office:value="2828" table:style-name="ce36">
            <text:p><text:s text:c="2"/>2 828</text:p>
          </table:table-cell>
          <table:table-cell office:value-type="float" office:value="17873" table:style-name="ce36">
            <text:p><text:s text:c="2"/>17 873</text:p>
          </table:table-cell>
          <table:table-cell office:value-type="float" office:value="169774" table:style-name="ce36">
            <text:p><text:s text:c="2"/>169 77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1252" table:style-name="ce36">
            <text:p><text:s text:c="2"/>31 252</text:p>
          </table:table-cell>
          <table:table-cell office:value-type="float" office:value="8503" table:style-name="ce36">
            <text:p><text:s text:c="2"/>8 503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1" table:style-name="ce36">
            <text:p><text:s text:c="3"/>791</text:p>
          </table:table-cell>
          <table:table-cell office:value-type="float" office:value="793" table:style-name="ce36">
            <text:p><text:s text:c="3"/>793</text:p>
          </table:table-cell>
          <table:table-cell office:value-type="float" office:value="21904" table:style-name="ce36">
            <text:p><text:s text:c="2"/>21 90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35990" table:style-name="ce36">
            <text:p><text:s text:c="2"/>35 9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8" table:style-name="ce36">
            <text:p><text:s text:c="2"/>1 398</text:p>
          </table:table-cell>
          <table:table-cell office:value-type="float" office:value="1424" table:style-name="ce36">
            <text:p><text:s text:c="2"/>1 424</text:p>
          </table:table-cell>
          <table:table-cell office:value-type="float" office:value="34566" table:style-name="ce36">
            <text:p><text:s text:c="2"/>34 56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99149" table:style-name="ce36">
            <text:p><text:s text:c="2"/>199 1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754" table:style-name="ce36">
            <text:p><text:s text:c="2"/>31 754</text:p>
          </table:table-cell>
          <table:table-cell office:value-type="float" office:value="6424" table:style-name="ce36">
            <text:p><text:s text:c="2"/>6 424</text:p>
          </table:table-cell>
          <table:table-cell office:value-type="float" office:value="38178" table:style-name="ce36">
            <text:p><text:s text:c="2"/>38 178</text:p>
          </table:table-cell>
          <table:table-cell office:value-type="float" office:value="160971" table:style-name="ce36">
            <text:p><text:s text:c="2"/>160 97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99987" table:style-name="ce37">
            <text:p><text:s text:c="2"/>99 987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96" table:style-name="ce37">
            <text:p><text:s text:c="2"/>4 296</text:p>
          </table:table-cell>
          <table:table-cell office:value-type="float" office:value="4296" table:style-name="ce37">
            <text:p><text:s text:c="2"/>4 296</text:p>
          </table:table-cell>
          <table:table-cell office:value-type="float" office:value="95533" table:style-name="ce37">
            <text:p><text:s text:c="2"/>95 53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463182" table:style-name="ce37">
            <text:p><text:s text:c="2"/>463 1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542" table:style-name="ce37">
            <text:p><text:s text:c="2"/>59 542</text:p>
          </table:table-cell>
          <table:table-cell office:value-type="float" office:value="59542" table:style-name="ce37">
            <text:p><text:s text:c="2"/>59 542</text:p>
          </table:table-cell>
          <table:table-cell office:value-type="float" office:value="403640" table:style-name="ce37">
            <text:p><text:s text:c="2"/>403 64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42189" table:style-name="ce37">
            <text:p><text:s text:c="2"/>142 1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4" table:style-name="ce37">
            <text:p><text:s text:c="3"/>914</text:p>
          </table:table-cell>
          <table:table-cell office:value-type="float" office:value="914" table:style-name="ce37">
            <text:p><text:s text:c="3"/>914</text:p>
          </table:table-cell>
          <table:table-cell office:value-type="float" office:value="141275" table:style-name="ce37">
            <text:p><text:s text:c="2"/>141 27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260877" table:style-name="ce37">
            <text:p><text:s text:c="2"/>260 8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0877" table:style-name="ce37">
            <text:p><text:s text:c="2"/>260 877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45467" table:style-name="ce37">
            <text:p><text:s text:c="2"/>145 4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42" table:style-name="ce37">
            <text:p><text:s text:c="2"/>7 542</text:p>
          </table:table-cell>
          <table:table-cell office:value-type="float" office:value="7542" table:style-name="ce37">
            <text:p><text:s text:c="2"/>7 542</text:p>
          </table:table-cell>
          <table:table-cell office:value-type="float" office:value="137925" table:style-name="ce37">
            <text:p><text:s text:c="2"/>137 92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0151" table:style-name="ce36">
            <text:p><text:s text:c="2"/>40 1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40110" table:style-name="ce36">
            <text:p><text:s text:c="2"/>40 11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65180" table:style-name="ce36">
            <text:p><text:s text:c="2"/>65 1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65" table:style-name="ce36">
            <text:p><text:s text:c="2"/>3 265</text:p>
          </table:table-cell>
          <table:table-cell office:value-type="float" office:value="3265" table:style-name="ce36">
            <text:p><text:s text:c="2"/>3 265</text:p>
          </table:table-cell>
          <table:table-cell office:value-type="float" office:value="61915" table:style-name="ce36">
            <text:p><text:s text:c="2"/>61 915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94112" table:style-name="ce36">
            <text:p><text:s text:c="2"/>94 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47" table:style-name="ce36">
            <text:p><text:s text:c="2"/>4 647</text:p>
          </table:table-cell>
          <table:table-cell office:value-type="float" office:value="4647" table:style-name="ce36">
            <text:p><text:s text:c="2"/>4 647</text:p>
          </table:table-cell>
          <table:table-cell office:value-type="float" office:value="89465" table:style-name="ce36">
            <text:p><text:s text:c="2"/>89 46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74858" table:style-name="ce36">
            <text:p><text:s text:c="2"/>74 8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08" table:style-name="ce36">
            <text:p><text:s text:c="2"/>6 308</text:p>
          </table:table-cell>
          <table:table-cell office:value-type="float" office:value="6308" table:style-name="ce36">
            <text:p><text:s text:c="2"/>6 308</text:p>
          </table:table-cell>
          <table:table-cell office:value-type="float" office:value="68550" table:style-name="ce36">
            <text:p><text:s text:c="2"/>68 55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62405" table:style-name="ce36">
            <text:p><text:s text:c="2"/>62 4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7" table:style-name="ce36">
            <text:p><text:s text:c="2"/>1 347</text:p>
          </table:table-cell>
          <table:table-cell office:value-type="float" office:value="1347" table:style-name="ce36">
            <text:p><text:s text:c="2"/>1 347</text:p>
          </table:table-cell>
          <table:table-cell office:value-type="float" office:value="61058" table:style-name="ce36">
            <text:p><text:s text:c="2"/>61 05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01320" table:style-name="ce37">
            <text:p><text:s text:c="2"/>101 3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32" table:style-name="ce37">
            <text:p><text:s text:c="2"/>6 232</text:p>
          </table:table-cell>
          <table:table-cell office:value-type="float" office:value="6232" table:style-name="ce37">
            <text:p><text:s text:c="2"/>6 232</text:p>
          </table:table-cell>
          <table:table-cell office:value-type="float" office:value="95088" table:style-name="ce37">
            <text:p><text:s text:c="2"/>95 08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26942" table:style-name="ce37">
            <text:p><text:s text:c="2"/>26 9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5" table:style-name="ce37">
            <text:p><text:s text:c="2"/>1 185</text:p>
          </table:table-cell>
          <table:table-cell office:value-type="float" office:value="1185" table:style-name="ce37">
            <text:p><text:s text:c="2"/>1 185</text:p>
          </table:table-cell>
          <table:table-cell office:value-type="float" office:value="25757" table:style-name="ce37">
            <text:p><text:s text:c="2"/>25 757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498840" table:style-name="ce37">
            <text:p><text:s text:c="2"/>498 8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8840" table:style-name="ce37">
            <text:p><text:s text:c="2"/>498 840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1498" table:style-name="ce37">
            <text:p><text:s text:c="2"/>11 4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98" table:style-name="ce37">
            <text:p><text:s text:c="2"/>11 498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175634" table:style-name="ce37">
            <text:p><text:s text:c="2"/>175 6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5634" table:style-name="ce37">
            <text:p><text:s text:c="2"/>175 63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69120" table:style-name="ce36">
            <text:p><text:s text:c="2"/>69 1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8" table:style-name="ce36">
            <text:p><text:s text:c="2"/>1 208</text:p>
          </table:table-cell>
          <table:table-cell office:value-type="float" office:value="1208" table:style-name="ce36">
            <text:p><text:s text:c="2"/>1 208</text:p>
          </table:table-cell>
          <table:table-cell office:value-type="float" office:value="67912" table:style-name="ce36">
            <text:p><text:s text:c="2"/>67 91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11982" table:style-name="ce36">
            <text:p><text:s text:c="2"/>111 9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982" table:style-name="ce36">
            <text:p><text:s text:c="2"/>111 982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31944" table:style-name="ce36">
            <text:p><text:s text:c="2"/>131 9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15" table:style-name="ce36">
            <text:p><text:s text:c="2"/>3 815</text:p>
          </table:table-cell>
          <table:table-cell office:value-type="float" office:value="3815" table:style-name="ce36">
            <text:p><text:s text:c="2"/>3 815</text:p>
          </table:table-cell>
          <table:table-cell office:value-type="float" office:value="128129" table:style-name="ce36">
            <text:p><text:s text:c="2"/>128 12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32926" table:style-name="ce36">
            <text:p><text:s text:c="2"/>32 9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03" table:style-name="ce36">
            <text:p><text:s text:c="2"/>5 003</text:p>
          </table:table-cell>
          <table:table-cell office:value-type="float" office:value="5007" table:style-name="ce36">
            <text:p><text:s text:c="2"/>5 007</text:p>
          </table:table-cell>
          <table:table-cell office:value-type="float" office:value="27919" table:style-name="ce36">
            <text:p><text:s text:c="2"/>27 91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0626" table:style-name="ce36">
            <text:p><text:s text:c="2"/>70 6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626" table:style-name="ce36">
            <text:p><text:s text:c="2"/>70 62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1186" table:style-name="ce37">
            <text:p><text:s text:c="2"/>21 1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0" table:style-name="ce37">
            <text:p><text:s text:c="3"/>950</text:p>
          </table:table-cell>
          <table:table-cell office:value-type="float" office:value="950" table:style-name="ce37">
            <text:p><text:s text:c="3"/>950</text:p>
          </table:table-cell>
          <table:table-cell office:value-type="float" office:value="20236" table:style-name="ce37">
            <text:p><text:s text:c="2"/>20 23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30660" table:style-name="ce37">
            <text:p><text:s text:c="2"/>30 6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0" table:style-name="ce37">
            <text:p><text:s text:c="3"/>420</text:p>
          </table:table-cell>
          <table:table-cell office:value-type="float" office:value="420" table:style-name="ce37">
            <text:p><text:s text:c="3"/>420</text:p>
          </table:table-cell>
          <table:table-cell office:value-type="float" office:value="30240" table:style-name="ce37">
            <text:p><text:s text:c="2"/>30 240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42879" table:style-name="ce37">
            <text:p><text:s text:c="2"/>42 8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879" table:style-name="ce37">
            <text:p><text:s text:c="2"/>42 879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8817540" table:style-name="ce48">
            <text:p><text:s/>8 817 54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25964" table:style-name="ce48">
            <text:p><text:s text:c="2"/>25 964</text:p>
          </table:table-cell>
          <table:table-cell office:value-type="float" office:value="42382" table:style-name="ce48">
            <text:p><text:s text:c="2"/>42 382</text:p>
          </table:table-cell>
          <table:table-cell office:value-type="float" office:value="310417" table:style-name="ce48">
            <text:p><text:s text:c="2"/>310 417</text:p>
          </table:table-cell>
          <table:table-cell office:value-type="float" office:value="301265" table:style-name="ce48">
            <text:p><text:s text:c="2"/>301 265</text:p>
          </table:table-cell>
          <table:table-cell office:value-type="float" office:value="680028" table:style-name="ce48">
            <text:p><text:s text:c="2"/>680 028</text:p>
          </table:table-cell>
          <table:table-cell office:value-type="float" office:value="8137512" table:style-name="ce48">
            <text:p><text:s/>8 137 512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3 - Recursos de bens e serviços - 2012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preços do ano anterior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6323" table:style-name="ce36">
            <text:p><text:s text:c="2"/>6 323</text:p>
          </table:table-cell>
          <table:table-cell office:value-type="float" office:value="237" table:style-name="ce36">
            <text:p><text:s text:c="3"/>237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6" table:style-name="ce36">
            <text:p><text:s text:c="3"/>4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04" table:style-name="ce36">
            <text:p><text:s text:c="2"/>7 00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5932" table:style-name="ce36">
            <text:p><text:s text:c="2"/>25 932</text:p>
          </table:table-cell>
          <table:table-cell office:value-type="float" office:value="1465" table:style-name="ce36">
            <text:p><text:s text:c="2"/>1 465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5" table:style-name="ce36">
            <text:p><text:s text:c="3"/>4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25" table:style-name="ce36">
            <text:p><text:s text:c="2"/>27 92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8157" table:style-name="ce36">
            <text:p><text:s text:c="2"/>8 157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68" table:style-name="ce36">
            <text:p><text:s text:c="2"/>8 16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39605" table:style-name="ce36">
            <text:p><text:s text:c="2"/>39 605</text:p>
          </table:table-cell>
          <table:table-cell office:value-type="float" office:value="224" table:style-name="ce36">
            <text:p><text:s text:c="3"/>22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830" table:style-name="ce36">
            <text:p><text:s text:c="2"/>39 83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4101" table:style-name="ce36">
            <text:p><text:s text:c="2"/>44 101</text:p>
          </table:table-cell>
          <table:table-cell office:value-type="float" office:value="1118" table:style-name="ce36">
            <text:p><text:s text:c="2"/>1 118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239" table:style-name="ce36">
            <text:p><text:s text:c="2"/>45 23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31162" table:style-name="ce37">
            <text:p><text:s text:c="2"/>31 162</text:p>
          </table:table-cell>
          <table:table-cell office:value-type="float" office:value="1463" table:style-name="ce37">
            <text:p><text:s text:c="2"/>1 463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6" table:style-name="ce37">
            <text:p><text:s text:c="3"/>4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403" table:style-name="ce37">
            <text:p><text:s text:c="2"/>33 40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5830" table:style-name="ce37">
            <text:p><text:s text:c="2"/>5 830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78" table:style-name="ce37">
            <text:p><text:s text:c="2"/>5 87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7456" table:style-name="ce37">
            <text:p><text:s text:c="2"/>17 456</text:p>
          </table:table-cell>
          <table:table-cell office:value-type="float" office:value="564" table:style-name="ce37">
            <text:p><text:s text:c="3"/>564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1" table:style-name="ce37">
            <text:p><text:s text:c="3"/>5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623" table:style-name="ce37">
            <text:p><text:s text:c="2"/>18 62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3070" table:style-name="ce37">
            <text:p><text:s text:c="2"/>13 070</text:p>
          </table:table-cell>
          <table:table-cell office:value-type="float" office:value="322" table:style-name="ce37">
            <text:p><text:s text:c="3"/>322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485" table:style-name="ce37">
            <text:p><text:s text:c="2"/>13 48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3277" table:style-name="ce37">
            <text:p><text:s text:c="2"/>3 277</text:p>
          </table:table-cell>
          <table:table-cell office:value-type="float" office:value="43567" table:style-name="ce37">
            <text:p><text:s text:c="2"/>43 567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044" table:style-name="ce37">
            <text:p><text:s text:c="2"/>47 04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1745" table:style-name="ce36">
            <text:p><text:s text:c="2"/>1 745</text:p>
          </table:table-cell>
          <table:table-cell office:value-type="float" office:value="16294" table:style-name="ce36">
            <text:p><text:s text:c="2"/>16 294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087" table:style-name="ce36">
            <text:p><text:s text:c="2"/>18 08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04" table:style-name="ce36">
            <text:p><text:s text:c="3"/>304</text:p>
          </table:table-cell>
          <table:table-cell office:value-type="float" office:value="5632" table:style-name="ce36">
            <text:p><text:s text:c="2"/>5 6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36" table:style-name="ce36">
            <text:p><text:s text:c="2"/>5 93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13" table:style-name="ce36">
            <text:p><text:s text:c="3"/>313</text:p>
          </table:table-cell>
          <table:table-cell office:value-type="float" office:value="15677" table:style-name="ce36">
            <text:p><text:s text:c="2"/>15 677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98" table:style-name="ce36">
            <text:p><text:s text:c="2"/>15 99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752" table:style-name="ce36">
            <text:p><text:s text:c="3"/>752</text:p>
          </table:table-cell>
          <table:table-cell office:value-type="float" office:value="978" table:style-name="ce36">
            <text:p><text:s text:c="3"/>978</text:p>
          </table:table-cell>
          <table:table-cell office:value-type="float" office:value="18084" table:style-name="ce36">
            <text:p><text:s text:c="2"/>18 0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873" table:style-name="ce36">
            <text:p><text:s text:c="2"/>19 873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6611" table:style-name="ce36">
            <text:p><text:s text:c="2"/>6 6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69" table:style-name="ce36">
            <text:p><text:s text:c="2"/>7 06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6" table:style-name="ce37">
            <text:p><text:s text:c="2"/>1 0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6" table:style-name="ce37">
            <text:p><text:s text:c="2"/>1 06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312" table:style-name="ce37">
            <text:p><text:s text:c="3"/>312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15088" table:style-name="ce37">
            <text:p><text:s text:c="2"/>15 0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0" table:style-name="ce37">
            <text:p><text:s text:c="3"/>7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" table:style-name="ce37">
            <text:p><text:s text:c="3"/>1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04" table:style-name="ce37">
            <text:p><text:s text:c="2"/>16 60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119" table:style-name="ce37">
            <text:p><text:s text:c="2"/>146 1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6" table:style-name="ce37">
            <text:p><text:s text:c="3"/>4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614" table:style-name="ce37">
            <text:p><text:s text:c="2"/>146 61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012" table:style-name="ce37">
            <text:p><text:s text:c="2"/>77 012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021" table:style-name="ce37">
            <text:p><text:s text:c="2"/>77 021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12" table:style-name="ce37">
            <text:p><text:s text:c="2"/>10 0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7" table:style-name="ce37">
            <text:p><text:s text:c="3"/>347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71" table:style-name="ce37">
            <text:p><text:s text:c="2"/>10 37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265" table:style-name="ce36">
            <text:p><text:s text:c="3"/>26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247" table:style-name="ce36">
            <text:p><text:s text:c="2"/>71 2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8" table:style-name="ce36">
            <text:p><text:s text:c="2"/>1 4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4" table:style-name="ce36">
            <text:p><text:s text:c="3"/>2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1" table:style-name="ce36">
            <text:p><text:s text:c="3"/>3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792" table:style-name="ce36">
            <text:p><text:s text:c="2"/>73 79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23" table:style-name="ce36">
            <text:p><text:s text:c="2"/>9 8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27" table:style-name="ce36">
            <text:p><text:s text:c="2"/>10 0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880" table:style-name="ce36">
            <text:p><text:s text:c="2"/>27 8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9" table:style-name="ce36">
            <text:p><text:s text:c="2"/>1 8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788" table:style-name="ce36">
            <text:p><text:s text:c="2"/>29 7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4" table:style-name="ce36">
            <text:p><text:s text:c="2"/>2 7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92" table:style-name="ce36">
            <text:p><text:s text:c="2"/>2 89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31" table:style-name="ce36">
            <text:p><text:s text:c="2"/>12 0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5" table:style-name="ce36">
            <text:p><text:s text:c="2"/>1 0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63" table:style-name="ce36">
            <text:p><text:s text:c="2"/>13 06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758" table:style-name="ce37">
            <text:p><text:s text:c="3"/>758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764" table:style-name="ce37">
            <text:p><text:s text:c="2"/>27 7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9" table:style-name="ce37">
            <text:p><text:s text:c="3"/>7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351" table:style-name="ce37">
            <text:p><text:s text:c="2"/>29 35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61" table:style-name="ce38">
            <text:p><text:s text:c="3"/>161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582" table:style-name="ce38">
            <text:p><text:s text:c="2"/>34 582</text:p>
          </table:table-cell>
          <table:table-cell office:value-type="float" office:value="156" table:style-name="ce38">
            <text:p><text:s text:c="3"/>156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17" table:style-name="ce38">
            <text:p><text:s text:c="2"/>3 01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037" table:style-name="ce38">
            <text:p><text:s text:c="2"/>38 03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3" table:style-name="ce37">
            <text:p><text:s text:c="3"/>2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79" table:style-name="ce37">
            <text:p><text:s text:c="2"/>17 479</text:p>
          </table:table-cell>
          <table:table-cell office:value-type="float" office:value="312" table:style-name="ce37">
            <text:p><text:s text:c="3"/>3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09" table:style-name="ce37">
            <text:p><text:s text:c="2"/>18 30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4" table:style-name="ce37">
            <text:p><text:s text:c="3"/>2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720" table:style-name="ce37">
            <text:p><text:s text:c="2"/>33 7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5" table:style-name="ce37">
            <text:p><text:s text:c="3"/>625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68" table:style-name="ce37">
            <text:p><text:s text:c="2"/>3 3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165" table:style-name="ce37">
            <text:p><text:s text:c="2"/>38 165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8073" table:style-name="ce37">
            <text:p><text:s text:c="2"/>8 0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16" table:style-name="ce37">
            <text:p><text:s text:c="2"/>8 21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533" table:style-name="ce36">
            <text:p><text:s text:c="3"/>533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75" table:style-name="ce36">
            <text:p><text:s text:c="2"/>8 8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6" table:style-name="ce36">
            <text:p><text:s text:c="3"/>5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48" table:style-name="ce36">
            <text:p><text:s text:c="2"/>9 94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198" table:style-name="ce36">
            <text:p><text:s text:c="2"/>1 198</text:p>
          </table:table-cell>
          <table:table-cell office:value-type="float" office:value="457" table:style-name="ce36">
            <text:p><text:s text:c="3"/>457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21108" table:style-name="ce36">
            <text:p><text:s text:c="2"/>21 108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5" table:style-name="ce36">
            <text:p><text:s text:c="3"/>8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971" table:style-name="ce36">
            <text:p><text:s text:c="2"/>23 9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6" table:style-name="ce36">
            <text:p><text:s text:c="2"/>3 3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17" table:style-name="ce36">
            <text:p><text:s text:c="2"/>16 4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966" table:style-name="ce36">
            <text:p><text:s text:c="2"/>19 96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416" table:style-name="ce36">
            <text:p><text:s text:c="3"/>4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8" table:style-name="ce36">
            <text:p><text:s text:c="2"/>1 248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2889" table:style-name="ce36">
            <text:p><text:s text:c="2"/>52 889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208" table:style-name="ce36">
            <text:p><text:s text:c="3"/>2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84" table:style-name="ce36">
            <text:p><text:s text:c="2"/>11 6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111" table:style-name="ce36">
            <text:p><text:s text:c="2"/>67 11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290" table:style-name="ce36">
            <text:p><text:s text:c="2"/>1 290</text:p>
          </table:table-cell>
          <table:table-cell office:value-type="float" office:value="56095" table:style-name="ce36">
            <text:p><text:s text:c="2"/>56 0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9" table:style-name="ce36">
            <text:p><text:s text:c="3"/>4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298" table:style-name="ce36">
            <text:p><text:s text:c="2"/>58 29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44" table:style-name="ce37">
            <text:p><text:s text:c="2"/>12 6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773" table:style-name="ce37">
            <text:p><text:s text:c="2"/>12 77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946" table:style-name="ce37">
            <text:p><text:s text:c="3"/>946</text:p>
          </table:table-cell>
          <table:table-cell office:value-type="float" office:value="238" table:style-name="ce37">
            <text:p><text:s text:c="3"/>238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32" table:style-name="ce37">
            <text:p><text:s text:c="2"/>7 032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87" table:style-name="ce37">
            <text:p><text:s text:c="2"/>8 38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57" table:style-name="ce37">
            <text:p><text:s text:c="2"/>15 557</text:p>
          </table:table-cell>
          <table:table-cell office:value-type="float" office:value="302" table:style-name="ce37">
            <text:p><text:s text:c="3"/>3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63" table:style-name="ce37">
            <text:p><text:s text:c="2"/>16 06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165" table:style-name="ce37">
            <text:p><text:s text:c="2"/>17 165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8" table:style-name="ce37">
            <text:p><text:s text:c="3"/>398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9" table:style-name="ce37">
            <text:p><text:s text:c="3"/>189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199" table:style-name="ce37">
            <text:p><text:s text:c="2"/>18 19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4" table:style-name="ce38">
            <text:p><text:s text:c="3"/>434</text:p>
          </table:table-cell>
          <table:table-cell office:value-type="float" office:value="53174" table:style-name="ce38">
            <text:p><text:s text:c="2"/>53 174</text:p>
          </table:table-cell>
          <table:table-cell office:value-type="float" office:value="158" table:style-name="ce38">
            <text:p><text:s text:c="3"/>1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0" table:style-name="ce38">
            <text:p><text:s text:c="3"/>1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231" table:style-name="ce38">
            <text:p><text:s text:c="2"/>54 23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31103" table:style-name="ce36">
            <text:p><text:s text:c="2"/>31 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565" table:style-name="ce36">
            <text:p><text:s text:c="2"/>31 56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14" table:style-name="ce36">
            <text:p><text:s text:c="2"/>22 614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134" table:style-name="ce36">
            <text:p><text:s text:c="2"/>23 1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36" table:style-name="ce36">
            <text:p><text:s text:c="2"/>11 7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36" table:style-name="ce36">
            <text:p><text:s text:c="2"/>11 73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169" table:style-name="ce36">
            <text:p><text:s text:c="2"/>44 169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333" table:style-name="ce36">
            <text:p><text:s text:c="3"/>333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139" table:style-name="ce36">
            <text:p><text:s text:c="2"/>45 13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6" table:style-name="ce36">
            <text:p><text:s text:c="3"/>326</text:p>
          </table:table-cell>
          <table:table-cell office:value-type="float" office:value="16723" table:style-name="ce36">
            <text:p><text:s text:c="2"/>16 7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5" table:style-name="ce36">
            <text:p><text:s text:c="2"/>1 2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04" table:style-name="ce36">
            <text:p><text:s text:c="2"/>18 50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32" table:style-name="ce37">
            <text:p><text:s text:c="2"/>7 2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32" table:style-name="ce37">
            <text:p><text:s text:c="2"/>7 23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500" table:style-name="ce37">
            <text:p><text:s text:c="2"/>64 5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500" table:style-name="ce37">
            <text:p><text:s text:c="2"/>64 50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89" table:style-name="ce37">
            <text:p><text:s text:c="2"/>6 5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89" table:style-name="ce37">
            <text:p><text:s text:c="2"/>6 58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36" table:style-name="ce37">
            <text:p><text:s text:c="2"/>15 0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36" table:style-name="ce37">
            <text:p><text:s text:c="2"/>15 03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7905" table:style-name="ce38">
            <text:p><text:s text:c="2"/>77 9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7905" table:style-name="ce38">
            <text:p><text:s text:c="2"/>77 9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1" table:style-name="ce36">
            <text:p><text:s text:c="2"/>1 3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415" table:style-name="ce36">
            <text:p><text:s text:c="2"/>97 4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4" table:style-name="ce36">
            <text:p><text:s text:c="2"/>1 244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31" table:style-name="ce36">
            <text:p><text:s text:c="2"/>3 5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995" table:style-name="ce36">
            <text:p><text:s text:c="2"/>103 9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85" table:style-name="ce36">
            <text:p><text:s text:c="2"/>17 885</text:p>
          </table:table-cell>
          <table:table-cell office:value-type="float" office:value="1682" table:style-name="ce36">
            <text:p><text:s text:c="2"/>1 682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36" table:style-name="ce36">
            <text:p><text:s text:c="2"/>18 836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8" table:style-name="ce36">
            <text:p><text:s text:c="3"/>378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110" table:style-name="ce36">
            <text:p><text:s text:c="2"/>39 11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1" table:style-name="ce36">
            <text:p><text:s text:c="2"/>1 1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527" table:style-name="ce36">
            <text:p><text:s text:c="2"/>20 527</text:p>
          </table:table-cell>
          <table:table-cell office:value-type="float" office:value="263" table:style-name="ce36">
            <text:p><text:s text:c="3"/>263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483" table:style-name="ce36">
            <text:p><text:s text:c="3"/>48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5" table:style-name="ce36">
            <text:p><text:s text:c="3"/>3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48" table:style-name="ce36">
            <text:p><text:s text:c="2"/>23 24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5" table:style-name="ce36">
            <text:p><text:s text:c="3"/>7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807" table:style-name="ce36">
            <text:p><text:s text:c="2"/>24 807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27" table:style-name="ce36">
            <text:p><text:s text:c="2"/>25 9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3" table:style-name="ce36">
            <text:p><text:s text:c="3"/>323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6859" table:style-name="ce36">
            <text:p><text:s text:c="2"/>26 859</text:p>
          </table:table-cell>
          <table:table-cell office:value-type="float" office:value="1398" table:style-name="ce36">
            <text:p><text:s text:c="2"/>1 398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435" table:style-name="ce36">
            <text:p><text:s text:c="2"/>29 43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822" table:style-name="ce37">
            <text:p><text:s text:c="2"/>26 822</text:p>
          </table:table-cell>
          <table:table-cell office:value-type="float" office:value="1269" table:style-name="ce37">
            <text:p><text:s text:c="2"/>1 269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393" table:style-name="ce37">
            <text:p><text:s text:c="3"/>393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970" table:style-name="ce37">
            <text:p><text:s text:c="2"/>28 97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2" table:style-name="ce38">
            <text:p><text:s text:c="3"/>142</text:p>
          </table:table-cell>
          <table:table-cell office:value-type="float" office:value="15601" table:style-name="ce38">
            <text:p><text:s text:c="2"/>15 601</text:p>
          </table:table-cell>
          <table:table-cell office:value-type="float" office:value="513" table:style-name="ce38">
            <text:p><text:s text:c="3"/>513</text:p>
          </table:table-cell>
          <table:table-cell office:value-type="float" office:value="156" table:style-name="ce38">
            <text:p><text:s text:c="3"/>1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412" table:style-name="ce38">
            <text:p><text:s text:c="2"/>16 41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1" table:style-name="ce38">
            <text:p><text:s text:c="3"/>8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5" table:style-name="ce38">
            <text:p><text:s text:c="3"/>105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1106" table:style-name="ce38">
            <text:p><text:s text:c="2"/>1 106</text:p>
          </table:table-cell>
          <table:table-cell office:value-type="float" office:value="15425" table:style-name="ce38">
            <text:p><text:s text:c="2"/>15 425</text:p>
          </table:table-cell>
          <table:table-cell office:value-type="float" office:value="111" table:style-name="ce38">
            <text:p><text:s text:c="3"/>111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142" table:style-name="ce38">
            <text:p><text:s text:c="3"/>142</text:p>
          </table:table-cell>
          <table:table-cell office:value-type="float" office:value="279" table:style-name="ce38">
            <text:p><text:s text:c="3"/>279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545" table:style-name="ce38">
            <text:p><text:s text:c="2"/>18 54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15299" table:style-name="ce37">
            <text:p><text:s text:c="2"/>15 2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674" table:style-name="ce37">
            <text:p><text:s text:c="2"/>15 67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13" table:style-name="ce38">
            <text:p><text:s text:c="2"/>1 1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524" table:style-name="ce38">
            <text:p><text:s text:c="3"/>524</text:p>
          </table:table-cell>
          <table:table-cell office:value-type="float" office:value="413" table:style-name="ce38">
            <text:p><text:s text:c="3"/>413</text:p>
          </table:table-cell>
          <table:table-cell office:value-type="float" office:value="26178" table:style-name="ce38">
            <text:p><text:s text:c="2"/>26 178</text:p>
          </table:table-cell>
          <table:table-cell office:value-type="float" office:value="305" table:style-name="ce38">
            <text:p><text:s text:c="3"/>305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1" table:style-name="ce38">
            <text:p><text:s text:c="3"/>37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197" table:style-name="ce38">
            <text:p><text:s text:c="2"/>29 1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41483" table:style-name="ce36">
            <text:p><text:s text:c="2"/>41 483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73" table:style-name="ce36">
            <text:p><text:s text:c="2"/>4 3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491" table:style-name="ce36">
            <text:p><text:s text:c="2"/>46 49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0695" table:style-name="ce36">
            <text:p><text:s text:c="2"/>20 6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50" table:style-name="ce36">
            <text:p><text:s text:c="2"/>21 2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5" table:style-name="ce36">
            <text:p><text:s text:c="3"/>27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332" table:style-name="ce36">
            <text:p><text:s text:c="3"/>332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52783" table:style-name="ce36">
            <text:p><text:s text:c="2"/>52 783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1017" table:style-name="ce36">
            <text:p><text:s text:c="2"/>1 017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406" table:style-name="ce36">
            <text:p><text:s text:c="3"/>406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843" table:style-name="ce36">
            <text:p><text:s text:c="2"/>56 84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12" table:style-name="ce36">
            <text:p><text:s text:c="2"/>15 3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41" table:style-name="ce36">
            <text:p><text:s text:c="2"/>15 44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20256" table:style-name="ce36">
            <text:p><text:s text:c="2"/>20 2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596" table:style-name="ce36">
            <text:p><text:s text:c="2"/>20 59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9" table:style-name="ce38">
            <text:p><text:s text:c="3"/>27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32849" table:style-name="ce38">
            <text:p><text:s text:c="2"/>32 849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138" table:style-name="ce38">
            <text:p><text:s text:c="3"/>1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58" table:style-name="ce38">
            <text:p><text:s text:c="3"/>9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754" table:style-name="ce38">
            <text:p><text:s text:c="2"/>34 75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46" table:style-name="ce37">
            <text:p><text:s text:c="2"/>11 3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55" table:style-name="ce37">
            <text:p><text:s text:c="2"/>11 35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490" table:style-name="ce37">
            <text:p><text:s text:c="2"/>77 490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707" table:style-name="ce37">
            <text:p><text:s text:c="3"/>7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265" table:style-name="ce37">
            <text:p><text:s text:c="3"/>2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0" table:style-name="ce37">
            <text:p><text:s text:c="3"/>28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063" table:style-name="ce37">
            <text:p><text:s text:c="2"/>79 06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0" table:style-name="ce37">
            <text:p><text:s text:c="3"/>51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165" table:style-name="ce37">
            <text:p><text:s text:c="3"/>165</text:p>
          </table:table-cell>
          <table:table-cell office:value-type="float" office:value="30530" table:style-name="ce37">
            <text:p><text:s text:c="2"/>30 530</text:p>
          </table:table-cell>
          <table:table-cell office:value-type="float" office:value="265" table:style-name="ce37">
            <text:p><text:s text:c="3"/>2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081" table:style-name="ce37">
            <text:p><text:s text:c="2"/>32 08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5136" table:style-name="ce37">
            <text:p><text:s text:c="2"/>5 136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07" table:style-name="ce37">
            <text:p><text:s text:c="2"/>5 30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160" table:style-name="ce36">
            <text:p><text:s text:c="3"/>1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283" table:style-name="ce36">
            <text:p><text:s text:c="3"/>2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3" table:style-name="ce36">
            <text:p><text:s text:c="3"/>393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1291" table:style-name="ce36">
            <text:p><text:s text:c="2"/>1 291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73915" table:style-name="ce36">
            <text:p><text:s text:c="2"/>73 915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932" table:style-name="ce36">
            <text:p><text:s text:c="3"/>932</text:p>
          </table:table-cell>
          <table:table-cell office:value-type="float" office:value="2152" table:style-name="ce36">
            <text:p><text:s text:c="2"/>2 152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1462" table:style-name="ce36">
            <text:p><text:s text:c="2"/>1 462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478" table:style-name="ce36">
            <text:p><text:s text:c="3"/>478</text:p>
          </table:table-cell>
          <table:table-cell office:value-type="float" office:value="258" table:style-name="ce36">
            <text:p><text:s text:c="3"/>2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0" table:style-name="ce36">
            <text:p><text:s text:c="2"/>1 6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080" table:style-name="ce36">
            <text:p><text:s text:c="2"/>84 0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76" table:style-name="ce36">
            <text:p><text:s text:c="2"/>3 276</text:p>
          </table:table-cell>
          <table:table-cell office:value-type="float" office:value="482" table:style-name="ce36">
            <text:p><text:s text:c="3"/>482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16" table:style-name="ce36">
            <text:p><text:s text:c="2"/>3 81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9952" table:style-name="ce36">
            <text:p><text:s text:c="2"/>19 952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516" table:style-name="ce36">
            <text:p><text:s text:c="3"/>5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806" table:style-name="ce36">
            <text:p><text:s text:c="2"/>20 80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37293" table:style-name="ce36">
            <text:p><text:s text:c="2"/>37 293</text:p>
          </table:table-cell>
          <table:table-cell office:value-type="float" office:value="537" table:style-name="ce36">
            <text:p><text:s text:c="3"/>537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012" table:style-name="ce36">
            <text:p><text:s text:c="2"/>38 01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8928" table:style-name="ce36">
            <text:p><text:s text:c="2"/>8 928</text:p>
          </table:table-cell>
          <table:table-cell office:value-type="float" office:value="216" table:style-name="ce36">
            <text:p><text:s text:c="3"/>216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37" table:style-name="ce36">
            <text:p><text:s text:c="2"/>10 13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84" table:style-name="ce37">
            <text:p><text:s text:c="3"/>184</text:p>
          </table:table-cell>
          <table:table-cell office:value-type="float" office:value="728" table:style-name="ce37">
            <text:p><text:s text:c="3"/>728</text:p>
          </table:table-cell>
          <table:table-cell office:value-type="float" office:value="42733" table:style-name="ce37">
            <text:p><text:s text:c="2"/>42 733</text:p>
          </table:table-cell>
          <table:table-cell office:value-type="float" office:value="706" table:style-name="ce37">
            <text:p><text:s text:c="3"/>706</text:p>
          </table:table-cell>
          <table:table-cell office:value-type="float" office:value="660" table:style-name="ce37">
            <text:p><text:s text:c="3"/>660</text:p>
          </table:table-cell>
          <table:table-cell office:value-type="float" office:value="205" table:style-name="ce37">
            <text:p><text:s text:c="3"/>205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569" table:style-name="ce37">
            <text:p><text:s text:c="2"/>45 56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97" table:style-name="ce38">
            <text:p><text:s text:c="3"/>97</text:p>
          </table:table-cell>
          <table:table-cell office:value-type="float" office:value="381" table:style-name="ce38">
            <text:p><text:s text:c="3"/>381</text:p>
          </table:table-cell>
          <table:table-cell office:value-type="float" office:value="14978" table:style-name="ce38">
            <text:p><text:s text:c="2"/>14 978</text:p>
          </table:table-cell>
          <table:table-cell office:value-type="float" office:value="659" table:style-name="ce38">
            <text:p><text:s text:c="3"/>6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5" table:style-name="ce38">
            <text:p><text:s text:c="3"/>27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556" table:style-name="ce38">
            <text:p><text:s text:c="2"/>16 55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118" table:style-name="ce38">
            <text:p><text:s text:c="3"/>11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7722" table:style-name="ce38">
            <text:p><text:s text:c="2"/>17 722</text:p>
          </table:table-cell>
          <table:table-cell office:value-type="float" office:value="328" table:style-name="ce38">
            <text:p><text:s text:c="3"/>328</text:p>
          </table:table-cell>
          <table:table-cell office:value-type="float" office:value="264" table:style-name="ce38">
            <text:p><text:s text:c="3"/>2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605" table:style-name="ce38">
            <text:p><text:s text:c="2"/>18 60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16457" table:style-name="ce37">
            <text:p><text:s text:c="2"/>16 4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7" table:style-name="ce37">
            <text:p><text:s text:c="3"/>3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144" table:style-name="ce37">
            <text:p><text:s text:c="2"/>17 14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96" table:style-name="ce38">
            <text:p><text:s text:c="3"/>3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7" table:style-name="ce38">
            <text:p><text:s text:c="3"/>127</text:p>
          </table:table-cell>
          <table:table-cell office:value-type="float" office:value="465" table:style-name="ce38">
            <text:p><text:s text:c="3"/>465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194" table:style-name="ce38">
            <text:p><text:s text:c="3"/>194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204" table:style-name="ce38">
            <text:p><text:s text:c="3"/>204</text:p>
          </table:table-cell>
          <table:table-cell office:value-type="float" office:value="654" table:style-name="ce38">
            <text:p><text:s text:c="3"/>654</text:p>
          </table:table-cell>
          <table:table-cell office:value-type="float" office:value="73" table:style-name="ce38">
            <text:p><text:s text:c="3"/>73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337" table:style-name="ce38">
            <text:p><text:s text:c="3"/>337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54" table:style-name="ce38">
            <text:p><text:s text:c="3"/>354</text:p>
          </table:table-cell>
          <table:table-cell office:value-type="float" office:value="133" table:style-name="ce38">
            <text:p><text:s text:c="3"/>133</text:p>
          </table:table-cell>
          <table:table-cell office:value-type="float" office:value="406" table:style-name="ce38">
            <text:p><text:s text:c="3"/>406</text:p>
          </table:table-cell>
          <table:table-cell office:value-type="float" office:value="430" table:style-name="ce38">
            <text:p><text:s text:c="3"/>430</text:p>
          </table:table-cell>
          <table:table-cell office:value-type="float" office:value="895" table:style-name="ce38">
            <text:p><text:s text:c="3"/>895</text:p>
          </table:table-cell>
          <table:table-cell office:value-type="float" office:value="763" table:style-name="ce38">
            <text:p><text:s text:c="3"/>763</text:p>
          </table:table-cell>
          <table:table-cell office:value-type="float" office:value="1861" table:style-name="ce38">
            <text:p><text:s text:c="2"/>1 861</text:p>
          </table:table-cell>
          <table:table-cell office:value-type="float" office:value="60846" table:style-name="ce38">
            <text:p><text:s text:c="2"/>60 846</text:p>
          </table:table-cell>
          <table:table-cell office:value-type="float" office:value="237" table:style-name="ce38">
            <text:p><text:s text:c="3"/>237</text:p>
          </table:table-cell>
          <table:table-cell office:value-type="float" office:value="1497" table:style-name="ce38">
            <text:p><text:s text:c="2"/>1 497</text:p>
          </table:table-cell>
          <table:table-cell office:value-type="float" office:value="175" table:style-name="ce38">
            <text:p><text:s text:c="3"/>175</text:p>
          </table:table-cell>
          <table:table-cell office:value-type="float" office:value="241" table:style-name="ce38">
            <text:p><text:s text:c="3"/>241</text:p>
          </table:table-cell>
          <table:table-cell office:value-type="float" office:value="336" table:style-name="ce38">
            <text:p><text:s text:c="3"/>3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351" table:style-name="ce38">
            <text:p><text:s text:c="3"/>35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551" table:style-name="ce38">
            <text:p><text:s text:c="2"/>71 55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657" table:style-name="ce36">
            <text:p><text:s text:c="2"/>104 657</text:p>
          </table:table-cell>
          <table:table-cell office:value-type="float" office:value="2281" table:style-name="ce36">
            <text:p><text:s text:c="2"/>2 2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938" table:style-name="ce36">
            <text:p><text:s text:c="2"/>106 93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37605" table:style-name="ce36">
            <text:p><text:s text:c="2"/>37 605</text:p>
          </table:table-cell>
          <table:table-cell office:value-type="float" office:value="279" table:style-name="ce36">
            <text:p><text:s text:c="3"/>2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443" table:style-name="ce36">
            <text:p><text:s text:c="2"/>38 44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5" table:style-name="ce36">
            <text:p><text:s text:c="3"/>2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0" table:style-name="ce36">
            <text:p><text:s text:c="3"/>33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260" table:style-name="ce36">
            <text:p><text:s text:c="3"/>26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876" table:style-name="ce36">
            <text:p><text:s text:c="3"/>876</text:p>
          </table:table-cell>
          <table:table-cell office:value-type="float" office:value="704" table:style-name="ce36">
            <text:p><text:s text:c="3"/>704</text:p>
          </table:table-cell>
          <table:table-cell office:value-type="float" office:value="69770" table:style-name="ce36">
            <text:p><text:s text:c="2"/>69 77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984" table:style-name="ce36">
            <text:p><text:s text:c="2"/>72 9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8" table:style-name="ce36">
            <text:p><text:s text:c="3"/>318</text:p>
          </table:table-cell>
          <table:table-cell office:value-type="float" office:value="35776" table:style-name="ce36">
            <text:p><text:s text:c="2"/>35 776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888" table:style-name="ce36">
            <text:p><text:s text:c="2"/>36 8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" table:style-name="ce36">
            <text:p><text:s text:c="3"/>175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31227" table:style-name="ce36">
            <text:p><text:s text:c="2"/>31 227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729" table:style-name="ce36">
            <text:p><text:s text:c="3"/>7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811" table:style-name="ce36">
            <text:p><text:s text:c="2"/>32 81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260" table:style-name="ce37">
            <text:p><text:s text:c="3"/>2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396" table:style-name="ce37">
            <text:p><text:s text:c="3"/>3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21685" table:style-name="ce37">
            <text:p><text:s text:c="2"/>21 6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466" table:style-name="ce37">
            <text:p><text:s text:c="2"/>23 46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3" table:style-name="ce38">
            <text:p><text:s text:c="3"/>2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3" table:style-name="ce38">
            <text:p><text:s text:c="3"/>183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193" table:style-name="ce38">
            <text:p><text:s text:c="3"/>193</text:p>
          </table:table-cell>
          <table:table-cell office:value-type="float" office:value="478" table:style-name="ce38">
            <text:p><text:s text:c="3"/>4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1" table:style-name="ce38">
            <text:p><text:s text:c="3"/>171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44873" table:style-name="ce38">
            <text:p><text:s text:c="2"/>44 8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1" table:style-name="ce38">
            <text:p><text:s text:c="3"/>3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08" table:style-name="ce38">
            <text:p><text:s text:c="2"/>4 1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11" table:style-name="ce38">
            <text:p><text:s text:c="2"/>3 1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928" table:style-name="ce38">
            <text:p><text:s text:c="2"/>53 92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8921" table:style-name="ce38">
            <text:p><text:s text:c="2"/>168 9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1" table:style-name="ce38">
            <text:p><text:s text:c="3"/>4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9322" table:style-name="ce38">
            <text:p><text:s text:c="2"/>169 322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088" table:style-name="ce37">
            <text:p><text:s text:c="2"/>47 0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9" table:style-name="ce37">
            <text:p><text:s text:c="2"/>1 55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648" table:style-name="ce37">
            <text:p><text:s text:c="2"/>48 64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01" table:style-name="ce38">
            <text:p><text:s text:c="3"/>301</text:p>
          </table:table-cell>
          <table:table-cell office:value-type="float" office:value="600" table:style-name="ce38">
            <text:p><text:s text:c="3"/>60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3752" table:style-name="ce38">
            <text:p><text:s text:c="2"/>283 7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4696" table:style-name="ce38">
            <text:p><text:s text:c="2"/>284 6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19" table:style-name="ce36">
            <text:p><text:s text:c="2"/>10 2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003" table:style-name="ce36">
            <text:p><text:s text:c="2"/>133 0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230" table:style-name="ce36">
            <text:p><text:s text:c="2"/>143 23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988" table:style-name="ce36">
            <text:p><text:s text:c="3"/>988</text:p>
          </table:table-cell>
          <table:table-cell office:value-type="float" office:value="2072" table:style-name="ce36">
            <text:p><text:s text:c="2"/>2 072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505" table:style-name="ce36">
            <text:p><text:s text:c="2"/>106 5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689" table:style-name="ce36">
            <text:p><text:s text:c="2"/>109 68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2" table:style-name="ce36">
            <text:p><text:s text:c="3"/>792</text:p>
          </table:table-cell>
          <table:table-cell office:value-type="float" office:value="1362" table:style-name="ce36">
            <text:p><text:s text:c="2"/>1 3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466" table:style-name="ce36">
            <text:p><text:s text:c="2"/>121 466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841" table:style-name="ce36">
            <text:p><text:s text:c="2"/>123 84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9" table:style-name="ce36">
            <text:p><text:s text:c="3"/>749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1458" table:style-name="ce36">
            <text:p><text:s text:c="2"/>1 458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215" table:style-name="ce36">
            <text:p><text:s text:c="3"/>215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589" table:style-name="ce36">
            <text:p><text:s text:c="3"/>589</text:p>
          </table:table-cell>
          <table:table-cell office:value-type="float" office:value="589" table:style-name="ce36">
            <text:p><text:s text:c="3"/>589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686" table:style-name="ce36">
            <text:p><text:s text:c="3"/>686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325" table:style-name="ce36">
            <text:p><text:s text:c="3"/>325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302" table:style-name="ce36">
            <text:p><text:s text:c="3"/>302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229" table:style-name="ce36">
            <text:p><text:s text:c="3"/>229</text:p>
          </table:table-cell>
          <table:table-cell office:value-type="float" office:value="1570" table:style-name="ce36">
            <text:p><text:s text:c="2"/>1 5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286" table:style-name="ce36">
            <text:p><text:s text:c="3"/>286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4" table:style-name="ce36">
            <text:p><text:s text:c="3"/>384</text:p>
          </table:table-cell>
          <table:table-cell office:value-type="float" office:value="591264" table:style-name="ce36">
            <text:p><text:s text:c="2"/>591 264</text:p>
          </table:table-cell>
          <table:table-cell office:value-type="float" office:value="229" table:style-name="ce36">
            <text:p><text:s text:c="3"/>2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-689" table:style-name="ce36">
            <text:p><text:s/>(-) <text:s text:c="2"/>689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-185" table:style-name="ce36">
            <text:p><text:s/>(-) <text:s text:c="2"/>185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666" table:style-name="ce36">
            <text:p><text:s text:c="3"/>6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1648" table:style-name="ce36">
            <text:p><text:s text:c="2"/>601 64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8" table:style-name="ce36">
            <text:p><text:s text:c="3"/>3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0" table:style-name="ce36">
            <text:p><text:s text:c="3"/>940</text:p>
          </table:table-cell>
          <table:table-cell office:value-type="float" office:value="162245" table:style-name="ce36">
            <text:p><text:s text:c="2"/>162 2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545" table:style-name="ce36">
            <text:p><text:s text:c="2"/>163 54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321" table:style-name="ce37">
            <text:p><text:s text:c="2"/>70 3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30" table:style-name="ce37">
            <text:p><text:s text:c="2"/>2 2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551" table:style-name="ce37">
            <text:p><text:s text:c="2"/>72 55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16" table:style-name="ce38">
            <text:p><text:s text:c="2"/>1 116</text:p>
          </table:table-cell>
          <table:table-cell office:value-type="float" office:value="12070" table:style-name="ce38">
            <text:p><text:s text:c="2"/>12 07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02" table:style-name="ce38">
            <text:p><text:s text:c="2"/>3 70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928" table:style-name="ce38">
            <text:p><text:s text:c="2"/>16 92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701" table:style-name="ce38">
            <text:p><text:s text:c="2"/>28 7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704" table:style-name="ce38">
            <text:p><text:s text:c="2"/>28 70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3" table:style-name="ce37">
            <text:p><text:s text:c="3"/>393</text:p>
          </table:table-cell>
          <table:table-cell office:value-type="float" office:value="1063" table:style-name="ce37">
            <text:p><text:s text:c="2"/>1 063</text:p>
          </table:table-cell>
          <table:table-cell office:value-type="float" office:value="1531" table:style-name="ce37">
            <text:p><text:s text:c="2"/>1 5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630" table:style-name="ce37">
            <text:p><text:s text:c="2"/>60 6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99" table:style-name="ce37">
            <text:p><text:s text:c="2"/>1 9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616" table:style-name="ce37">
            <text:p><text:s text:c="2"/>65 61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452" table:style-name="ce38">
            <text:p><text:s text:c="2"/>17 4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452" table:style-name="ce38">
            <text:p><text:s text:c="2"/>17 4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79" table:style-name="ce36">
            <text:p><text:s text:c="2"/>15 9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" table:style-name="ce36">
            <text:p><text:s text:c="3"/>263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65" table:style-name="ce36">
            <text:p><text:s text:c="2"/>16 36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4" table:style-name="ce36">
            <text:p><text:s text:c="2"/>1 9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813" table:style-name="ce36">
            <text:p><text:s text:c="2"/>159 8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937" table:style-name="ce36">
            <text:p><text:s text:c="2"/>161 9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935" table:style-name="ce36">
            <text:p><text:s text:c="2"/>19 9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9" table:style-name="ce36">
            <text:p><text:s text:c="3"/>19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71" table:style-name="ce36">
            <text:p><text:s text:c="2"/>20 17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628" table:style-name="ce36">
            <text:p><text:s text:c="2"/>32 6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666" table:style-name="ce36">
            <text:p><text:s text:c="2"/>32 66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371" table:style-name="ce36">
            <text:p><text:s text:c="2"/>160 3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450" table:style-name="ce36">
            <text:p><text:s text:c="2"/>160 45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6" table:style-name="ce37">
            <text:p><text:s text:c="3"/>3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454" table:style-name="ce37">
            <text:p><text:s text:c="2"/>85 454</text:p>
          </table:table-cell>
          <table:table-cell office:value-type="float" office:value="576" table:style-name="ce37">
            <text:p><text:s text:c="3"/>5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9" table:style-name="ce37">
            <text:p><text:s text:c="3"/>9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439" table:style-name="ce37">
            <text:p><text:s text:c="2"/>87 43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0368" table:style-name="ce38">
            <text:p><text:s text:c="2"/>390 3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20" table:style-name="ce38">
            <text:p><text:s text:c="3"/>9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1288" table:style-name="ce38">
            <text:p><text:s text:c="2"/>391 28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02" table:style-name="ce38">
            <text:p><text:s text:c="3"/>102</text:p>
          </table:table-cell>
          <table:table-cell office:value-type="float" office:value="550" table:style-name="ce38">
            <text:p><text:s text:c="3"/>550</text:p>
          </table:table-cell>
          <table:table-cell office:value-type="float" office:value="137" table:style-name="ce38">
            <text:p><text:s text:c="3"/>1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5" table:style-name="ce38">
            <text:p><text:s text:c="3"/>255</text:p>
          </table:table-cell>
          <table:table-cell office:value-type="float" office:value="86" table:style-name="ce38">
            <text:p><text:s text:c="3"/>86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478" table:style-name="ce38">
            <text:p><text:s text:c="3"/>478</text:p>
          </table:table-cell>
          <table:table-cell office:value-type="float" office:value="1040" table:style-name="ce38">
            <text:p><text:s text:c="2"/>1 040</text:p>
          </table:table-cell>
          <table:table-cell office:value-type="float" office:value="634" table:style-name="ce38">
            <text:p><text:s text:c="3"/>634</text:p>
          </table:table-cell>
          <table:table-cell office:value-type="float" office:value="469" table:style-name="ce38">
            <text:p><text:s text:c="3"/>469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1540" table:style-name="ce38">
            <text:p><text:s text:c="2"/>1 540</text:p>
          </table:table-cell>
          <table:table-cell office:value-type="float" office:value="694" table:style-name="ce38">
            <text:p><text:s text:c="3"/>694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213" table:style-name="ce38">
            <text:p><text:s text:c="3"/>213</text:p>
          </table:table-cell>
          <table:table-cell office:value-type="float" office:value="1213" table:style-name="ce38">
            <text:p><text:s text:c="2"/>1 213</text:p>
          </table:table-cell>
          <table:table-cell office:value-type="float" office:value="699" table:style-name="ce38">
            <text:p><text:s text:c="3"/>699</text:p>
          </table:table-cell>
          <table:table-cell office:value-type="float" office:value="1295" table:style-name="ce38">
            <text:p><text:s text:c="2"/>1 295</text:p>
          </table:table-cell>
          <table:table-cell office:value-type="float" office:value="1518" table:style-name="ce38">
            <text:p><text:s text:c="2"/>1 518</text:p>
          </table:table-cell>
          <table:table-cell office:value-type="float" office:value="1407" table:style-name="ce38">
            <text:p><text:s text:c="2"/>1 407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695" table:style-name="ce38">
            <text:p><text:s text:c="3"/>695</text:p>
          </table:table-cell>
          <table:table-cell office:value-type="float" office:value="180" table:style-name="ce38">
            <text:p><text:s text:c="3"/>180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508" table:style-name="ce38">
            <text:p><text:s text:c="3"/>508</text:p>
          </table:table-cell>
          <table:table-cell office:value-type="float" office:value="118" table:style-name="ce38">
            <text:p><text:s text:c="3"/>118</text:p>
          </table:table-cell>
          <table:table-cell office:value-type="float" office:value="177" table:style-name="ce38">
            <text:p><text:s text:c="3"/>177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1096" table:style-name="ce38">
            <text:p><text:s text:c="2"/>1 096</text:p>
          </table:table-cell>
          <table:table-cell office:value-type="float" office:value="349" table:style-name="ce38">
            <text:p><text:s text:c="3"/>349</text:p>
          </table:table-cell>
          <table:table-cell office:value-type="float" office:value="1811" table:style-name="ce38">
            <text:p><text:s text:c="2"/>1 811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670" table:style-name="ce38">
            <text:p><text:s text:c="2"/>1 670</text:p>
          </table:table-cell>
          <table:table-cell office:value-type="float" office:value="1324" table:style-name="ce38">
            <text:p><text:s text:c="2"/>1 324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355" table:style-name="ce38">
            <text:p><text:s text:c="3"/>355</text:p>
          </table:table-cell>
          <table:table-cell office:value-type="float" office:value="962" table:style-name="ce38">
            <text:p><text:s text:c="3"/>962</text:p>
          </table:table-cell>
          <table:table-cell office:value-type="float" office:value="185" table:style-name="ce38">
            <text:p><text:s text:c="3"/>185</text:p>
          </table:table-cell>
          <table:table-cell office:value-type="float" office:value="652" table:style-name="ce38">
            <text:p><text:s text:c="3"/>652</text:p>
          </table:table-cell>
          <table:table-cell office:value-type="float" office:value="185" table:style-name="ce38">
            <text:p><text:s text:c="3"/>185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14211" table:style-name="ce38">
            <text:p><text:s text:c="2"/>14 211</text:p>
          </table:table-cell>
          <table:table-cell office:value-type="float" office:value="95991" table:style-name="ce38">
            <text:p><text:s text:c="2"/>95 991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817" table:style-name="ce38">
            <text:p><text:s text:c="3"/>817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492" table:style-name="ce38">
            <text:p><text:s text:c="3"/>492</text:p>
          </table:table-cell>
          <table:table-cell office:value-type="float" office:value="322" table:style-name="ce38">
            <text:p><text:s text:c="3"/>322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1256" table:style-name="ce38">
            <text:p><text:s text:c="2"/>1 256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8" table:style-name="ce38">
            <text:p><text:s text:c="3"/>518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227" table:style-name="ce38">
            <text:p><text:s text:c="3"/>2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8045" table:style-name="ce38">
            <text:p><text:s text:c="2"/>138 04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0877" table:style-name="ce37">
            <text:p><text:s text:c="2"/>260 8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0877" table:style-name="ce37">
            <text:p><text:s text:c="2"/>260 877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44" table:style-name="ce38">
            <text:p><text:s text:c="2"/>1 3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0127" table:style-name="ce38">
            <text:p><text:s text:c="2"/>130 1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17" table:style-name="ce38">
            <text:p><text:s text:c="2"/>4 017</text:p>
          </table:table-cell>
          <table:table-cell office:value-type="float" office:value="202" table:style-name="ce38">
            <text:p><text:s text:c="3"/>20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5691" table:style-name="ce38">
            <text:p><text:s text:c="2"/>135 69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49" table:style-name="ce36">
            <text:p><text:s text:c="3"/>2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5" table:style-name="ce36">
            <text:p><text:s text:c="3"/>425</text:p>
          </table:table-cell>
          <table:table-cell office:value-type="float" office:value="571" table:style-name="ce36">
            <text:p><text:s text:c="3"/>571</text:p>
          </table:table-cell>
          <table:table-cell office:value-type="float" office:value="751" table:style-name="ce36">
            <text:p><text:s text:c="3"/>751</text:p>
          </table:table-cell>
          <table:table-cell office:value-type="float" office:value="719" table:style-name="ce36">
            <text:p><text:s text:c="3"/>719</text:p>
          </table:table-cell>
          <table:table-cell office:value-type="float" office:value="267" table:style-name="ce36">
            <text:p><text:s text:c="3"/>267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779" table:style-name="ce36">
            <text:p><text:s text:c="3"/>779</text:p>
          </table:table-cell>
          <table:table-cell office:value-type="float" office:value="442" table:style-name="ce36">
            <text:p><text:s text:c="3"/>442</text:p>
          </table:table-cell>
          <table:table-cell office:value-type="float" office:value="556" table:style-name="ce36">
            <text:p><text:s text:c="3"/>556</text:p>
          </table:table-cell>
          <table:table-cell office:value-type="float" office:value="1985" table:style-name="ce36">
            <text:p><text:s text:c="2"/>1 985</text:p>
          </table:table-cell>
          <table:table-cell office:value-type="float" office:value="792" table:style-name="ce36">
            <text:p><text:s text:c="3"/>792</text:p>
          </table:table-cell>
          <table:table-cell office:value-type="float" office:value="534" table:style-name="ce36">
            <text:p><text:s text:c="3"/>534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342" table:style-name="ce36">
            <text:p><text:s text:c="3"/>342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7" table:style-name="ce36">
            <text:p><text:s text:c="3"/>2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1" table:style-name="ce36">
            <text:p><text:s text:c="3"/>651</text:p>
          </table:table-cell>
          <table:table-cell office:value-type="float" office:value="889" table:style-name="ce36">
            <text:p><text:s text:c="3"/>889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16" table:style-name="ce36">
            <text:p><text:s text:c="2"/>5 0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05" table:style-name="ce36">
            <text:p><text:s text:c="2"/>7 905</text:p>
          </table:table-cell>
          <table:table-cell office:value-type="float" office:value="12831" table:style-name="ce36">
            <text:p><text:s text:c="2"/>12 831</text:p>
          </table:table-cell>
          <table:table-cell office:value-type="float" office:value="983" table:style-name="ce36">
            <text:p><text:s text:c="3"/>983</text:p>
          </table:table-cell>
          <table:table-cell office:value-type="float" office:value="1214" table:style-name="ce36">
            <text:p><text:s text:c="2"/>1 214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110" table:style-name="ce36">
            <text:p><text:s text:c="2"/>40 11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824" table:style-name="ce36">
            <text:p><text:s text:c="2"/>52 8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7" table:style-name="ce36">
            <text:p><text:s text:c="2"/>1 117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010" table:style-name="ce36">
            <text:p><text:s text:c="2"/>54 01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9930" table:style-name="ce36">
            <text:p><text:s text:c="2"/>9 9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930" table:style-name="ce36">
            <text:p><text:s text:c="2"/>69 9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22" table:style-name="ce36">
            <text:p><text:s text:c="2"/>6 322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14" table:style-name="ce36">
            <text:p><text:s text:c="2"/>1 7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076" table:style-name="ce36">
            <text:p><text:s text:c="2"/>88 07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7" table:style-name="ce36">
            <text:p><text:s text:c="3"/>377</text:p>
          </table:table-cell>
          <table:table-cell office:value-type="float" office:value="531" table:style-name="ce36">
            <text:p><text:s text:c="3"/>531</text:p>
          </table:table-cell>
          <table:table-cell office:value-type="float" office:value="2086" table:style-name="ce36">
            <text:p><text:s text:c="2"/>2 0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0" table:style-name="ce36">
            <text:p><text:s text:c="3"/>4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580" table:style-name="ce36">
            <text:p><text:s text:c="2"/>30 5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84" table:style-name="ce36">
            <text:p><text:s text:c="2"/>34 38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468" table:style-name="ce36">
            <text:p><text:s text:c="2"/>60 4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468" table:style-name="ce36">
            <text:p><text:s text:c="2"/>60 46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2" table:style-name="ce37">
            <text:p><text:s text:c="3"/>242</text:p>
          </table:table-cell>
          <table:table-cell office:value-type="float" office:value="230" table:style-name="ce37">
            <text:p><text:s text:c="3"/>2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0839" table:style-name="ce37">
            <text:p><text:s text:c="2"/>90 8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7" table:style-name="ce37">
            <text:p><text:s text:c="3"/>347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877" table:style-name="ce37">
            <text:p><text:s text:c="2"/>91 87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757" table:style-name="ce38">
            <text:p><text:s text:c="2"/>25 7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757" table:style-name="ce38">
            <text:p><text:s text:c="2"/>25 757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8840" table:style-name="ce38">
            <text:p><text:s text:c="2"/>498 8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8840" table:style-name="ce38">
            <text:p><text:s text:c="2"/>498 84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98" table:style-name="ce37">
            <text:p><text:s text:c="2"/>11 4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98" table:style-name="ce37">
            <text:p><text:s text:c="2"/>11 498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5634" table:style-name="ce38">
            <text:p><text:s text:c="2"/>175 6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5634" table:style-name="ce38">
            <text:p><text:s text:c="2"/>175 63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95" table:style-name="ce36">
            <text:p><text:s text:c="2"/>1 995</text:p>
          </table:table-cell>
          <table:table-cell office:value-type="float" office:value="660" table:style-name="ce36">
            <text:p><text:s text:c="3"/>660</text:p>
          </table:table-cell>
          <table:table-cell office:value-type="float" office:value="64917" table:style-name="ce36">
            <text:p><text:s text:c="2"/>64 9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572" table:style-name="ce36">
            <text:p><text:s text:c="2"/>67 57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982" table:style-name="ce36">
            <text:p><text:s text:c="2"/>111 9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982" table:style-name="ce36">
            <text:p><text:s text:c="2"/>111 982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2" table:style-name="ce36">
            <text:p><text:s text:c="3"/>332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75" table:style-name="ce36">
            <text:p><text:s text:c="2"/>2 475</text:p>
          </table:table-cell>
          <table:table-cell office:value-type="float" office:value="125237" table:style-name="ce36">
            <text:p><text:s text:c="2"/>125 2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102" table:style-name="ce36">
            <text:p><text:s text:c="2"/>128 10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2" table:style-name="ce36">
            <text:p><text:s text:c="2"/>1 0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5" table:style-name="ce36">
            <text:p><text:s text:c="3"/>54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572" table:style-name="ce36">
            <text:p><text:s text:c="2"/>23 5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50" table:style-name="ce36">
            <text:p><text:s text:c="2"/>25 15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626" table:style-name="ce36">
            <text:p><text:s text:c="2"/>70 6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626" table:style-name="ce36">
            <text:p><text:s text:c="2"/>70 62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3" table:style-name="ce38">
            <text:p><text:s text:c="3"/>6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48" table:style-name="ce38">
            <text:p><text:s text:c="2"/>5 84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765" table:style-name="ce38">
            <text:p><text:s text:c="2"/>13 7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236" table:style-name="ce38">
            <text:p><text:s text:c="2"/>20 23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134" table:style-name="ce38">
            <text:p><text:s text:c="2"/>30 1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240" table:style-name="ce38">
            <text:p><text:s text:c="2"/>30 240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879" table:style-name="ce38">
            <text:p><text:s text:c="2"/>42 879</text:p>
          </table:table-cell>
          <table:table-cell office:value-type="float" office:value="42879" table:style-name="ce38">
            <text:p><text:s text:c="2"/>42 879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203016" table:style-name="ce39">
            <text:p><text:s text:c="2"/>203 016</text:p>
          </table:table-cell>
          <table:table-cell office:value-type="float" office:value="93132" table:style-name="ce39">
            <text:p><text:s text:c="2"/>93 132</text:p>
          </table:table-cell>
          <table:table-cell office:value-type="float" office:value="25595" table:style-name="ce39">
            <text:p><text:s text:c="2"/>25 595</text:p>
          </table:table-cell>
          <table:table-cell office:value-type="float" office:value="18375" table:style-name="ce39">
            <text:p><text:s text:c="2"/>18 375</text:p>
          </table:table-cell>
          <table:table-cell office:value-type="float" office:value="158457" table:style-name="ce39">
            <text:p><text:s text:c="2"/>158 457</text:p>
          </table:table-cell>
          <table:table-cell office:value-type="float" office:value="77297" table:style-name="ce39">
            <text:p><text:s text:c="2"/>77 297</text:p>
          </table:table-cell>
          <table:table-cell office:value-type="float" office:value="10132" table:style-name="ce39">
            <text:p><text:s text:c="2"/>10 132</text:p>
          </table:table-cell>
          <table:table-cell office:value-type="float" office:value="157784" table:style-name="ce39">
            <text:p><text:s text:c="2"/>157 784</text:p>
          </table:table-cell>
          <table:table-cell office:value-type="float" office:value="53442" table:style-name="ce39">
            <text:p><text:s text:c="2"/>53 442</text:p>
          </table:table-cell>
          <table:table-cell office:value-type="float" office:value="168759" table:style-name="ce39">
            <text:p><text:s text:c="2"/>168 759</text:p>
          </table:table-cell>
          <table:table-cell office:value-type="float" office:value="57260" table:style-name="ce39">
            <text:p><text:s text:c="2"/>57 260</text:p>
          </table:table-cell>
          <table:table-cell office:value-type="float" office:value="12716" table:style-name="ce39">
            <text:p><text:s text:c="2"/>12 716</text:p>
          </table:table-cell>
          <table:table-cell office:value-type="float" office:value="41797" table:style-name="ce39">
            <text:p><text:s text:c="2"/>41 797</text:p>
          </table:table-cell>
          <table:table-cell office:value-type="float" office:value="54377" table:style-name="ce39">
            <text:p><text:s text:c="2"/>54 377</text:p>
          </table:table-cell>
          <table:table-cell office:value-type="float" office:value="32119" table:style-name="ce39">
            <text:p><text:s text:c="2"/>32 119</text:p>
          </table:table-cell>
          <table:table-cell office:value-type="float" office:value="23666" table:style-name="ce39">
            <text:p><text:s text:c="2"/>23 666</text:p>
          </table:table-cell>
          <table:table-cell office:value-type="float" office:value="60321" table:style-name="ce39">
            <text:p><text:s text:c="2"/>60 321</text:p>
          </table:table-cell>
          <table:table-cell office:value-type="float" office:value="18103" table:style-name="ce39">
            <text:p><text:s text:c="2"/>18 103</text:p>
          </table:table-cell>
          <table:table-cell office:value-type="float" office:value="269778" table:style-name="ce39">
            <text:p><text:s text:c="2"/>269 778</text:p>
          </table:table-cell>
          <table:table-cell office:value-type="float" office:value="23044" table:style-name="ce39">
            <text:p><text:s text:c="2"/>23 044</text:p>
          </table:table-cell>
          <table:table-cell office:value-type="float" office:value="106542" table:style-name="ce39">
            <text:p><text:s text:c="2"/>106 542</text:p>
          </table:table-cell>
          <table:table-cell office:value-type="float" office:value="53078" table:style-name="ce39">
            <text:p><text:s text:c="2"/>53 078</text:p>
          </table:table-cell>
          <table:table-cell office:value-type="float" office:value="28727" table:style-name="ce39">
            <text:p><text:s text:c="2"/>28 727</text:p>
          </table:table-cell>
          <table:table-cell office:value-type="float" office:value="44359" table:style-name="ce39">
            <text:p><text:s text:c="2"/>44 359</text:p>
          </table:table-cell>
          <table:table-cell office:value-type="float" office:value="79305" table:style-name="ce39">
            <text:p><text:s text:c="2"/>79 305</text:p>
          </table:table-cell>
          <table:table-cell office:value-type="float" office:value="71849" table:style-name="ce39">
            <text:p><text:s text:c="2"/>71 849</text:p>
          </table:table-cell>
          <table:table-cell office:value-type="float" office:value="94184" table:style-name="ce39">
            <text:p><text:s text:c="2"/>94 184</text:p>
          </table:table-cell>
          <table:table-cell office:value-type="float" office:value="39093" table:style-name="ce39">
            <text:p><text:s text:c="2"/>39 093</text:p>
          </table:table-cell>
          <table:table-cell office:value-type="float" office:value="79814" table:style-name="ce39">
            <text:p><text:s text:c="2"/>79 814</text:p>
          </table:table-cell>
          <table:table-cell office:value-type="float" office:value="73724" table:style-name="ce39">
            <text:p><text:s text:c="2"/>73 724</text:p>
          </table:table-cell>
          <table:table-cell office:value-type="float" office:value="64482" table:style-name="ce39">
            <text:p><text:s text:c="2"/>64 482</text:p>
          </table:table-cell>
          <table:table-cell office:value-type="float" office:value="104165" table:style-name="ce39">
            <text:p><text:s text:c="2"/>104 165</text:p>
          </table:table-cell>
          <table:table-cell office:value-type="float" office:value="147143" table:style-name="ce39">
            <text:p><text:s text:c="2"/>147 143</text:p>
          </table:table-cell>
          <table:table-cell office:value-type="float" office:value="80253" table:style-name="ce39">
            <text:p><text:s text:c="2"/>80 253</text:p>
          </table:table-cell>
          <table:table-cell office:value-type="float" office:value="37107" table:style-name="ce39">
            <text:p><text:s text:c="2"/>37 107</text:p>
          </table:table-cell>
          <table:table-cell office:value-type="float" office:value="55987" table:style-name="ce39">
            <text:p><text:s text:c="2"/>55 987</text:p>
          </table:table-cell>
          <table:table-cell office:value-type="float" office:value="46550" table:style-name="ce39">
            <text:p><text:s text:c="2"/>46 550</text:p>
          </table:table-cell>
          <table:table-cell office:value-type="float" office:value="170359" table:style-name="ce39">
            <text:p><text:s text:c="2"/>170 359</text:p>
          </table:table-cell>
          <table:table-cell office:value-type="float" office:value="47801" table:style-name="ce39">
            <text:p><text:s text:c="2"/>47 801</text:p>
          </table:table-cell>
          <table:table-cell office:value-type="float" office:value="525918" table:style-name="ce39">
            <text:p><text:s text:c="2"/>525 918</text:p>
          </table:table-cell>
          <table:table-cell office:value-type="float" office:value="122938" table:style-name="ce39">
            <text:p><text:s text:c="2"/>122 938</text:p>
          </table:table-cell>
          <table:table-cell office:value-type="float" office:value="647022" table:style-name="ce39">
            <text:p><text:s text:c="2"/>647 022</text:p>
          </table:table-cell>
          <table:table-cell office:value-type="float" office:value="247065" table:style-name="ce39">
            <text:p><text:s text:c="2"/>247 065</text:p>
          </table:table-cell>
          <table:table-cell office:value-type="float" office:value="12296" table:style-name="ce39">
            <text:p><text:s text:c="2"/>12 296</text:p>
          </table:table-cell>
          <table:table-cell office:value-type="float" office:value="29095" table:style-name="ce39">
            <text:p><text:s text:c="2"/>29 095</text:p>
          </table:table-cell>
          <table:table-cell office:value-type="float" office:value="82931" table:style-name="ce39">
            <text:p><text:s text:c="2"/>82 931</text:p>
          </table:table-cell>
          <table:table-cell office:value-type="float" office:value="16226" table:style-name="ce39">
            <text:p><text:s text:c="2"/>16 226</text:p>
          </table:table-cell>
          <table:table-cell office:value-type="float" office:value="161007" table:style-name="ce39">
            <text:p><text:s text:c="2"/>161 007</text:p>
          </table:table-cell>
          <table:table-cell office:value-type="float" office:value="21398" table:style-name="ce39">
            <text:p><text:s text:c="2"/>21 398</text:p>
          </table:table-cell>
          <table:table-cell office:value-type="float" office:value="32712" table:style-name="ce39">
            <text:p><text:s text:c="2"/>32 712</text:p>
          </table:table-cell>
          <table:table-cell office:value-type="float" office:value="160352" table:style-name="ce39">
            <text:p><text:s text:c="2"/>160 352</text:p>
          </table:table-cell>
          <table:table-cell office:value-type="float" office:value="86532" table:style-name="ce39">
            <text:p><text:s text:c="2"/>86 532</text:p>
          </table:table-cell>
          <table:table-cell office:value-type="float" office:value="406559" table:style-name="ce39">
            <text:p><text:s text:c="2"/>406 559</text:p>
          </table:table-cell>
          <table:table-cell office:value-type="float" office:value="356868" table:style-name="ce39">
            <text:p><text:s text:c="2"/>356 868</text:p>
          </table:table-cell>
          <table:table-cell office:value-type="float" office:value="130186" table:style-name="ce39">
            <text:p><text:s text:c="2"/>130 186</text:p>
          </table:table-cell>
          <table:table-cell office:value-type="float" office:value="58595" table:style-name="ce39">
            <text:p><text:s text:c="2"/>58 595</text:p>
          </table:table-cell>
          <table:table-cell office:value-type="float" office:value="69994" table:style-name="ce39">
            <text:p><text:s text:c="2"/>69 994</text:p>
          </table:table-cell>
          <table:table-cell office:value-type="float" office:value="34597" table:style-name="ce39">
            <text:p><text:s text:c="2"/>34 597</text:p>
          </table:table-cell>
          <table:table-cell office:value-type="float" office:value="151815" table:style-name="ce39">
            <text:p><text:s text:c="2"/>151 815</text:p>
          </table:table-cell>
          <table:table-cell office:value-type="float" office:value="25895" table:style-name="ce39">
            <text:p><text:s text:c="2"/>25 895</text:p>
          </table:table-cell>
          <table:table-cell office:value-type="float" office:value="545744" table:style-name="ce39">
            <text:p><text:s text:c="2"/>545 744</text:p>
          </table:table-cell>
          <table:table-cell office:value-type="float" office:value="189816" table:style-name="ce39">
            <text:p><text:s text:c="2"/>189 816</text:p>
          </table:table-cell>
          <table:table-cell office:value-type="float" office:value="66112" table:style-name="ce39">
            <text:p><text:s text:c="2"/>66 112</text:p>
          </table:table-cell>
          <table:table-cell office:value-type="float" office:value="115677" table:style-name="ce39">
            <text:p><text:s text:c="2"/>115 677</text:p>
          </table:table-cell>
          <table:table-cell office:value-type="float" office:value="125780" table:style-name="ce39">
            <text:p><text:s text:c="2"/>125 780</text:p>
          </table:table-cell>
          <table:table-cell office:value-type="float" office:value="25650" table:style-name="ce39">
            <text:p><text:s text:c="2"/>25 650</text:p>
          </table:table-cell>
          <table:table-cell office:value-type="float" office:value="115482" table:style-name="ce39">
            <text:p><text:s text:c="2"/>115 482</text:p>
          </table:table-cell>
          <table:table-cell office:value-type="float" office:value="42879" table:style-name="ce39">
            <text:p><text:s text:c="2"/>42 879</text:p>
          </table:table-cell>
          <table:table-cell office:value-type="float" office:value="7590833" table:style-name="ce39">
            <text:p><text:s/>7 590 833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3 - Recursos de bens e serviços - 2012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Preços do ano anterior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27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4195" table:style-name="ce36">
            <text:p><text:s text:c="2"/>4 19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24" table:style-name="ce36">
            <text:p><text:s text:c="3"/>32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5" table:style-name="ce36">
            <text:p><text:s text:c="3"/>1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281" table:style-name="ce36">
            <text:p><text:s text:c="3"/>28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1366" table:style-name="ce37">
            <text:p><text:s text:c="2"/>1 36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19" table:style-name="ce37">
            <text:p><text:s text:c="3"/>1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389" table:style-name="ce37">
            <text:p><text:s text:c="2"/>1 389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83" table:style-name="ce37">
            <text:p><text:s text:c="3"/>8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5" table:style-name="ce36">
            <text:p><text:s text:c="3"/>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46" table:style-name="ce36">
            <text:p><text:s text:c="3"/>4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561" table:style-name="ce36">
            <text:p><text:s text:c="2"/>1 561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470" table:style-name="ce36">
            <text:p><text:s text:c="3"/>47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6684" table:style-name="ce37">
            <text:p><text:s text:c="2"/>6 68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380" table:style-name="ce37">
            <text:p><text:s text:c="2"/>1 38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9189" table:style-name="ce37">
            <text:p><text:s text:c="2"/>29 18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880" table:style-name="ce37">
            <text:p><text:s text:c="2"/>1 88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989" table:style-name="ce36">
            <text:p><text:s text:c="3"/>98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13" table:style-name="ce36">
            <text:p><text:s text:c="3"/>1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785" table:style-name="ce36">
            <text:p><text:s text:c="2"/>1 78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6" table:style-name="ce36">
            <text:p><text:s text:c="3"/>1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203" table:style-name="ce37">
            <text:p><text:s text:c="2"/>1 20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6" table:style-name="ce38">
            <text:p><text:s text:c="3"/>1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1514" table:style-name="ce37">
            <text:p><text:s text:c="2"/>1 51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873" table:style-name="ce37">
            <text:p><text:s text:c="2"/>1 873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07" table:style-name="ce37">
            <text:p><text:s text:c="3"/>10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543" table:style-name="ce36">
            <text:p><text:s text:c="3"/>54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707" table:style-name="ce36">
            <text:p><text:s text:c="3"/>70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355" table:style-name="ce36">
            <text:p><text:s text:c="3"/>35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575" table:style-name="ce36">
            <text:p><text:s text:c="2"/>1 57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5372" table:style-name="ce36">
            <text:p><text:s text:c="2"/>5 37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211" table:style-name="ce37">
            <text:p><text:s text:c="2"/>3 21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47" table:style-name="ce37">
            <text:p><text:s text:c="2"/>1 54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652" table:style-name="ce37">
            <text:p><text:s text:c="2"/>2 65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2478" table:style-name="ce37">
            <text:p><text:s text:c="2"/>2 478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7000" table:style-name="ce38">
            <text:p><text:s text:c="2"/>7 00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1997" table:style-name="ce36">
            <text:p><text:s text:c="2"/>1 99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20" table:style-name="ce36">
            <text:p><text:s text:c="3"/>32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683" table:style-name="ce36">
            <text:p><text:s text:c="3"/>68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234" table:style-name="ce36">
            <text:p><text:s text:c="2"/>3 23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66" table:style-name="ce36">
            <text:p><text:s text:c="3"/>26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4753" table:style-name="ce37">
            <text:p><text:s text:c="2"/>4 75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7910" table:style-name="ce37">
            <text:p><text:s text:c="2"/>7 91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851" table:style-name="ce37">
            <text:p><text:s text:c="3"/>85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2846" table:style-name="ce36">
            <text:p><text:s text:c="2"/>22 84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815" table:style-name="ce36">
            <text:p><text:s text:c="3"/>81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18516" table:style-name="ce36">
            <text:p><text:s text:c="2"/>18 51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1533" table:style-name="ce36">
            <text:p><text:s text:c="2"/>1 53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15340" table:style-name="ce36">
            <text:p><text:s text:c="2"/>15 34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1450" table:style-name="ce37">
            <text:p><text:s text:c="2"/>11 45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5470" table:style-name="ce38">
            <text:p><text:s text:c="2"/>5 47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4648" table:style-name="ce38">
            <text:p><text:s text:c="2"/>4 64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936" table:style-name="ce37">
            <text:p><text:s text:c="3"/>93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8654" table:style-name="ce38">
            <text:p><text:s text:c="2"/>8 65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4364" table:style-name="ce36">
            <text:p><text:s text:c="2"/>14 36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5205" table:style-name="ce36">
            <text:p><text:s text:c="2"/>5 20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5320" table:style-name="ce36">
            <text:p><text:s text:c="2"/>5 32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481" table:style-name="ce36">
            <text:p><text:s text:c="3"/>48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13" table:style-name="ce36">
            <text:p><text:s text:c="3"/>21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4121" table:style-name="ce38">
            <text:p><text:s text:c="2"/>4 12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438" table:style-name="ce37">
            <text:p><text:s text:c="3"/>43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8700" table:style-name="ce37">
            <text:p><text:s text:c="2"/>8 70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8981" table:style-name="ce37">
            <text:p><text:s text:c="2"/>8 98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108" table:style-name="ce37">
            <text:p><text:s text:c="3"/>10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8783" table:style-name="ce36">
            <text:p><text:s text:c="2"/>8 78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1251" table:style-name="ce36">
            <text:p><text:s text:c="2"/>11 25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1377" table:style-name="ce36">
            <text:p><text:s text:c="2"/>11 37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6601" table:style-name="ce36">
            <text:p><text:s text:c="2"/>16 60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8862" table:style-name="ce36">
            <text:p><text:s text:c="2"/>8 86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4657" table:style-name="ce37">
            <text:p><text:s text:c="2"/>14 65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1800" table:style-name="ce38">
            <text:p><text:s text:c="2"/>1 80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375" table:style-name="ce38">
            <text:p><text:s text:c="2"/>1 37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5953" table:style-name="ce37">
            <text:p><text:s text:c="2"/>5 95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37690" table:style-name="ce38">
            <text:p><text:s text:c="2"/>37 69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9483" table:style-name="ce36">
            <text:p><text:s text:c="2"/>19 48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510" table:style-name="ce36">
            <text:p><text:s text:c="2"/>2 51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7151" table:style-name="ce36">
            <text:p><text:s text:c="2"/>17 15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1513" table:style-name="ce36">
            <text:p><text:s text:c="2"/>11 51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016" table:style-name="ce36">
            <text:p><text:s text:c="2"/>1 01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7121" table:style-name="ce37">
            <text:p><text:s text:c="2"/>7 12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7813" table:style-name="ce38">
            <text:p><text:s text:c="2"/>7 81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680" table:style-name="ce38">
            <text:p><text:s text:c="2"/>2 68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75" table:style-name="ce38">
            <text:p><text:s text:c="3"/>47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613" table:style-name="ce36">
            <text:p><text:s text:c="3"/>61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1719" table:style-name="ce36">
            <text:p><text:s text:c="2"/>1 71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73" table:style-name="ce36">
            <text:p><text:s text:c="3"/>7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663" table:style-name="ce38">
            <text:p><text:s text:c="2"/>1 66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4359" table:style-name="ce37">
            <text:p><text:s text:c="2"/>4 35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6022" table:style-name="ce37">
            <text:p><text:s text:c="2"/>6 02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3905" table:style-name="ce37">
            <text:p><text:s text:c="2"/>3 90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05" table:style-name="ce37">
            <text:p><text:s text:c="3"/>10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1815" table:style-name="ce36">
            <text:p><text:s text:c="2"/>11 81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7837" table:style-name="ce36">
            <text:p><text:s text:c="2"/>7 83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1733" table:style-name="ce36">
            <text:p><text:s text:c="2"/>1 733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1900" table:style-name="ce36">
            <text:p><text:s text:c="2"/>1 90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521" table:style-name="ce36">
            <text:p><text:s text:c="3"/>52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8094" table:style-name="ce37">
            <text:p><text:s text:c="2"/>8 09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12352" table:style-name="ce37">
            <text:p><text:s text:c="2"/>12 35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230" table:style-name="ce37">
            <text:p><text:s text:c="2"/>3 23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234" table:style-name="ce37">
            <text:p><text:s text:c="2"/>2 23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905" table:style-name="ce36">
            <text:p><text:s text:c="2"/>7 905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389" table:style-name="ce36">
            <text:p><text:s text:c="2"/>1 38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34166" table:style-name="ce36">
            <text:p><text:s text:c="2"/>34 16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590" table:style-name="ce36">
            <text:p><text:s text:c="3"/>59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3211" table:style-name="ce37">
            <text:p><text:s text:c="2"/>3 21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340" table:style-name="ce36">
            <text:p><text:s text:c="3"/>34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7" table:style-name="ce36">
            <text:p><text:s text:c="3"/>2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2769" table:style-name="ce36">
            <text:p><text:s text:c="2"/>2 76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546679" table:style-name="ce48">
            <text:p><text:s text:c="2"/>546 679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5Z</dc:date>
    <meta:print-date>2006-08-24T11:49:52Z</meta:print-date>
  </office:meta>
</office:document-meta>
</file>